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7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5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5"/>
  </office:automatic-styles>
  <office:body>
    <office:spreadsheet>
      <table:table table:name="Foglio1" table:style-name="ta1">
        <table:table-column table:style-name="co1" table:number-columns-repeated="8" table:default-cell-style-name="Default"/>
        <table:table-row table:style-name="ro1">
          <table:table-cell office:value-type="string">
            <text:p>tag</text:p>
          </table:table-cell>
          <table:table-cell office:value-type="string">
            <text:p>text</text:p>
          </table:table-cell>
          <table:table-cell office:value-type="string">
            <text:p>result</text:p>
          </table:table-cell>
          <table:table-cell table:number-columns-repeated="5"/>
        </table:table-row>
        <table:table-row table:style-name="ro2">
          <table:table-cell office:value-type="string">
            <text:p>hp</text:p>
          </table:table-cell>
          <table:table-cell office:value-type="float" office:value="20">
            <text:p>20</text:p>
          </table:table-cell>
          <table:table-cell table:formula="of:=CONCATENATE(&quot;&lt;&quot;;[.A2];&quot;&gt;&quot;;[.B2];&quot;&lt;/&quot;;[.A2];&quot;&gt;&quot;)" office:value-type="string" office:string-value="&lt;hp&gt;20&lt;/hp&gt;">
            <text:p>&lt;hp&gt;20&lt;/hp&gt;</text:p>
          </table:table-cell>
          <table:table-cell/>
          <table:table-cell table:style-name="ce1" office:value-type="string">
            <text:p>if(xml.name()=="hp"&amp;&amp;xml.isStartElement()){</text:p>
          </table:table-cell>
          <table:table-cell table:number-columns-repeated="3"/>
        </table:table-row>
        <table:table-row table:style-name="ro1">
          <table:table-cell office:value-type="string">
            <text:p>bab</text:p>
          </table:table-cell>
          <table:table-cell office:value-type="float" office:value="3">
            <text:p>3</text:p>
          </table:table-cell>
          <table:table-cell table:formula="of:=CONCATENATE(&quot;&lt;&quot;;[.A3];&quot;&gt;&quot;;[.B3];&quot;&lt;/&quot;;[.A3];&quot;&gt;&quot;)" office:value-type="string" office:string-value="&lt;bab&gt;3&lt;/bab&gt;">
            <text:p>&lt;bab&gt;3&lt;/bab&gt;</text:p>
          </table:table-cell>
          <table:table-cell table:number-columns-repeated="3"/>
          <table:table-cell office:value-type="string">
            <text:p>hp</text:p>
          </table:table-cell>
          <table:table-cell table:formula="of:=CONCATENATE(&quot;if(xml.name()==&quot;&quot;&quot;;[.G3];&quot;&quot;&quot;&amp;&amp;xml.isStartElement()){&quot;)" office:value-type="string" office:string-value="if(xml.name()==&quot;hp&quot;&amp;&amp;xml.isStartElement()){">
            <text:p>if(xml.name()=="hp"&amp;&amp;xml.isStartElement()){</text:p>
          </table:table-cell>
        </table:table-row>
        <table:table-row table:style-name="ro1">
          <table:table-cell office:value-type="string">
            <text:p>saves</text:p>
          </table:table-cell>
          <table:table-cell/>
          <table:table-cell table:formula="of:=CONCATENATE(&quot;&lt;&quot;;[.A4];&quot;&gt;&quot;;[.B4];&quot;&lt;/&quot;;[.A4];&quot;&gt;&quot;)" office:value-type="string" office:string-value="&lt;saves&gt;&lt;/saves&gt;">
            <text:p>&lt;saves&gt;&lt;/saves&gt;</text:p>
          </table:table-cell>
          <table:table-cell table:number-columns-repeated="3"/>
          <table:table-cell office:value-type="string">
            <text:p>bab</text:p>
          </table:table-cell>
          <table:table-cell table:formula="of:=CONCATENATE(&quot;if(xml.name()==&quot;&quot;&quot;;[.G4];&quot;&quot;&quot;&amp;&amp;xml.isStartElement()){&quot;)" office:value-type="string" office:string-value="if(xml.name()==&quot;bab&quot;&amp;&amp;xml.isStartElement()){">
            <text:p>if(xml.name()=="bab"&amp;&amp;xml.isStartElement()){</text:p>
          </table:table-cell>
        </table:table-row>
        <table:table-row table:style-name="ro1">
          <table:table-cell office:value-type="string">
            <text:p>fort</text:p>
          </table:table-cell>
          <table:table-cell office:value-type="float" office:value="4">
            <text:p>4</text:p>
          </table:table-cell>
          <table:table-cell table:formula="of:=CONCATENATE(&quot;&lt;&quot;;[.A5];&quot;&gt;&quot;;[.B5];&quot;&lt;/&quot;;[.A5];&quot;&gt;&quot;)" office:value-type="string" office:string-value="&lt;fort&gt;4&lt;/fort&gt;">
            <text:p>&lt;fort&gt;4&lt;/fort&gt;</text:p>
          </table:table-cell>
          <table:table-cell table:number-columns-repeated="3"/>
          <table:table-cell office:value-type="string">
            <text:p>fort</text:p>
          </table:table-cell>
          <table:table-cell table:formula="of:=CONCATENATE(&quot;if(xml.name()==&quot;&quot;&quot;;[.G5];&quot;&quot;&quot;&amp;&amp;xml.isStartElement()){&quot;)" office:value-type="string" office:string-value="if(xml.name()==&quot;fort&quot;&amp;&amp;xml.isStartElement()){">
            <text:p>if(xml.name()=="fort"&amp;&amp;xml.isStartElement()){</text:p>
          </table:table-cell>
        </table:table-row>
        <table:table-row table:style-name="ro1">
          <table:table-cell office:value-type="string">
            <text:p>ref</text:p>
          </table:table-cell>
          <table:table-cell office:value-type="float" office:value="4">
            <text:p>4</text:p>
          </table:table-cell>
          <table:table-cell table:formula="of:=CONCATENATE(&quot;&lt;&quot;;[.A6];&quot;&gt;&quot;;[.B6];&quot;&lt;/&quot;;[.A6];&quot;&gt;&quot;)" office:value-type="string" office:string-value="&lt;ref&gt;4&lt;/ref&gt;">
            <text:p>&lt;ref&gt;4&lt;/ref&gt;</text:p>
          </table:table-cell>
          <table:table-cell table:number-columns-repeated="3"/>
          <table:table-cell office:value-type="string">
            <text:p>ref</text:p>
          </table:table-cell>
          <table:table-cell table:formula="of:=CONCATENATE(&quot;if(xml.name()==&quot;&quot;&quot;;[.G6];&quot;&quot;&quot;&amp;&amp;xml.isStartElement()){&quot;)" office:value-type="string" office:string-value="if(xml.name()==&quot;ref&quot;&amp;&amp;xml.isStartElement()){">
            <text:p>if(xml.name()=="ref"&amp;&amp;xml.isStartElement()){</text:p>
          </table:table-cell>
        </table:table-row>
        <table:table-row table:style-name="ro1">
          <table:table-cell office:value-type="string">
            <text:p>will</text:p>
          </table:table-cell>
          <table:table-cell office:value-type="float" office:value="2">
            <text:p>2</text:p>
          </table:table-cell>
          <table:table-cell table:formula="of:=CONCATENATE(&quot;&lt;&quot;;[.A7];&quot;&gt;&quot;;[.B7];&quot;&lt;/&quot;;[.A7];&quot;&gt;&quot;)" office:value-type="string" office:string-value="&lt;will&gt;2&lt;/will&gt;">
            <text:p>&lt;will&gt;2&lt;/will&gt;</text:p>
          </table:table-cell>
          <table:table-cell table:number-columns-repeated="3"/>
          <table:table-cell office:value-type="string">
            <text:p>will</text:p>
          </table:table-cell>
          <table:table-cell table:formula="of:=CONCATENATE(&quot;if(xml.name()==&quot;&quot;&quot;;[.G7];&quot;&quot;&quot;&amp;&amp;xml.isStartElement()){&quot;)" office:value-type="string" office:string-value="if(xml.name()==&quot;will&quot;&amp;&amp;xml.isStartElement()){">
            <text:p>if(xml.name()=="will"&amp;&amp;xml.isStartElement()){</text:p>
          </table:table-cell>
        </table:table-row>
        <table:table-row table:style-name="ro1">
          <table:table-cell office:value-type="string">
            <text:p>abilities</text:p>
          </table:table-cell>
          <table:table-cell/>
          <table:table-cell table:formula="of:=CONCATENATE(&quot;&lt;&quot;;[.A8];&quot;&gt;&quot;;[.B8];&quot;&lt;/&quot;;[.A8];&quot;&gt;&quot;)" office:value-type="string" office:string-value="&lt;abilities&gt;&lt;/abilities&gt;">
            <text:p>&lt;abilities&gt;&lt;/abilities&gt;</text:p>
          </table:table-cell>
          <table:table-cell table:number-columns-repeated="3"/>
          <table:table-cell office:value-type="string">
            <text:p>strength</text:p>
          </table:table-cell>
          <table:table-cell table:formula="of:=CONCATENATE(&quot;if(xml.name()==&quot;&quot;&quot;;[.G8];&quot;&quot;&quot;&amp;&amp;xml.isStartElement()){&quot;)" office:value-type="string" office:string-value="if(xml.name()==&quot;strength&quot;&amp;&amp;xml.isStartElement()){">
            <text:p>if(xml.name()=="strength"&amp;&amp;xml.isStartElement()){</text:p>
          </table:table-cell>
        </table:table-row>
        <table:table-row table:style-name="ro1">
          <table:table-cell office:value-type="string">
            <text:p>strength</text:p>
          </table:table-cell>
          <table:table-cell office:value-type="float" office:value="18">
            <text:p>18</text:p>
          </table:table-cell>
          <table:table-cell table:formula="of:=CONCATENATE(&quot;&lt;&quot;;[.A9];&quot;&gt;&quot;;[.B9];&quot;&lt;/&quot;;[.A9];&quot;&gt;&quot;)" office:value-type="string" office:string-value="&lt;strength&gt;18&lt;/strength&gt;">
            <text:p>&lt;strength&gt;18&lt;/strength&gt;</text:p>
          </table:table-cell>
          <table:table-cell table:number-columns-repeated="3"/>
          <table:table-cell office:value-type="string">
            <text:p>dexterity</text:p>
          </table:table-cell>
          <table:table-cell table:formula="of:=CONCATENATE(&quot;if(xml.name()==&quot;&quot;&quot;;[.G9];&quot;&quot;&quot;&amp;&amp;xml.isStartElement()){&quot;)" office:value-type="string" office:string-value="if(xml.name()==&quot;dexterity&quot;&amp;&amp;xml.isStartElement()){">
            <text:p>if(xml.name()=="dexterity"&amp;&amp;xml.isStartElement()){</text:p>
          </table:table-cell>
        </table:table-row>
        <table:table-row table:style-name="ro1">
          <table:table-cell office:value-type="string">
            <text:p>dexterity</text:p>
          </table:table-cell>
          <table:table-cell office:value-type="float" office:value="18">
            <text:p>18</text:p>
          </table:table-cell>
          <table:table-cell table:formula="of:=CONCATENATE(&quot;&lt;&quot;;[.A10];&quot;&gt;&quot;;[.B10];&quot;&lt;/&quot;;[.A10];&quot;&gt;&quot;)" office:value-type="string" office:string-value="&lt;dexterity&gt;18&lt;/dexterity&gt;">
            <text:p>&lt;dexterity&gt;18&lt;/dexterity&gt;</text:p>
          </table:table-cell>
          <table:table-cell table:number-columns-repeated="3"/>
          <table:table-cell office:value-type="string">
            <text:p>constitution</text:p>
          </table:table-cell>
          <table:table-cell table:formula="of:=CONCATENATE(&quot;if(xml.name()==&quot;&quot;&quot;;[.G10];&quot;&quot;&quot;&amp;&amp;xml.isStartElement()){&quot;)" office:value-type="string" office:string-value="if(xml.name()==&quot;constitution&quot;&amp;&amp;xml.isStartElement()){">
            <text:p>if(xml.name()=="constitution"&amp;&amp;xml.isStartElement()){</text:p>
          </table:table-cell>
        </table:table-row>
        <table:table-row table:style-name="ro1">
          <table:table-cell office:value-type="string">
            <text:p>constitution</text:p>
          </table:table-cell>
          <table:table-cell office:value-type="float" office:value="16">
            <text:p>16</text:p>
          </table:table-cell>
          <table:table-cell table:formula="of:=CONCATENATE(&quot;&lt;&quot;;[.A11];&quot;&gt;&quot;;[.B11];&quot;&lt;/&quot;;[.A11];&quot;&gt;&quot;)" office:value-type="string" office:string-value="&lt;constitution&gt;16&lt;/constitution&gt;">
            <text:p>&lt;constitution&gt;16&lt;/constitution&gt;</text:p>
          </table:table-cell>
          <table:table-cell table:number-columns-repeated="3"/>
          <table:table-cell office:value-type="string">
            <text:p>intelligence</text:p>
          </table:table-cell>
          <table:table-cell table:formula="of:=CONCATENATE(&quot;if(xml.name()==&quot;&quot;&quot;;[.G11];&quot;&quot;&quot;&amp;&amp;xml.isStartElement()){&quot;)" office:value-type="string" office:string-value="if(xml.name()==&quot;intelligence&quot;&amp;&amp;xml.isStartElement()){">
            <text:p>if(xml.name()=="intelligence"&amp;&amp;xml.isStartElement()){</text:p>
          </table:table-cell>
        </table:table-row>
        <table:table-row table:style-name="ro1">
          <table:table-cell office:value-type="string">
            <text:p>intelligence</text:p>
          </table:table-cell>
          <table:table-cell office:value-type="float" office:value="16">
            <text:p>16</text:p>
          </table:table-cell>
          <table:table-cell table:formula="of:=CONCATENATE(&quot;&lt;&quot;;[.A12];&quot;&gt;&quot;;[.B12];&quot;&lt;/&quot;;[.A12];&quot;&gt;&quot;)" office:value-type="string" office:string-value="&lt;intelligence&gt;16&lt;/intelligence&gt;">
            <text:p>&lt;intelligence&gt;16&lt;/intelligence&gt;</text:p>
          </table:table-cell>
          <table:table-cell table:number-columns-repeated="3"/>
          <table:table-cell office:value-type="string">
            <text:p>wisdom</text:p>
          </table:table-cell>
          <table:table-cell table:formula="of:=CONCATENATE(&quot;if(xml.name()==&quot;&quot;&quot;;[.G12];&quot;&quot;&quot;&amp;&amp;xml.isStartElement()){&quot;)" office:value-type="string" office:string-value="if(xml.name()==&quot;wisdom&quot;&amp;&amp;xml.isStartElement()){">
            <text:p>if(xml.name()=="wisdom"&amp;&amp;xml.isStartElement()){</text:p>
          </table:table-cell>
        </table:table-row>
        <table:table-row table:style-name="ro1">
          <table:table-cell office:value-type="string">
            <text:p>wisdom</text:p>
          </table:table-cell>
          <table:table-cell office:value-type="float" office:value="13">
            <text:p>13</text:p>
          </table:table-cell>
          <table:table-cell table:formula="of:=CONCATENATE(&quot;&lt;&quot;;[.A13];&quot;&gt;&quot;;[.B13];&quot;&lt;/&quot;;[.A13];&quot;&gt;&quot;)" office:value-type="string" office:string-value="&lt;wisdom&gt;13&lt;/wisdom&gt;">
            <text:p>&lt;wisdom&gt;13&lt;/wisdom&gt;</text:p>
          </table:table-cell>
          <table:table-cell table:number-columns-repeated="3"/>
          <table:table-cell office:value-type="string">
            <text:p>charisma</text:p>
          </table:table-cell>
          <table:table-cell table:formula="of:=CONCATENATE(&quot;if(xml.name()==&quot;&quot;&quot;;[.G13];&quot;&quot;&quot;&amp;&amp;xml.isStartElement()){&quot;)" office:value-type="string" office:string-value="if(xml.name()==&quot;charisma&quot;&amp;&amp;xml.isStartElement()){">
            <text:p>if(xml.name()=="charisma"&amp;&amp;xml.isStartElement()){</text:p>
          </table:table-cell>
        </table:table-row>
        <table:table-row table:style-name="ro1">
          <table:table-cell office:value-type="string">
            <text:p>charisma</text:p>
          </table:table-cell>
          <table:table-cell office:value-type="float" office:value="13">
            <text:p>13</text:p>
          </table:table-cell>
          <table:table-cell table:formula="of:=CONCATENATE(&quot;&lt;&quot;;[.A14];&quot;&gt;&quot;;[.B14];&quot;&lt;/&quot;;[.A14];&quot;&gt;&quot;)" office:value-type="string" office:string-value="&lt;charisma&gt;13&lt;/charisma&gt;">
            <text:p>&lt;charisma&gt;13&lt;/charisma&gt;</text:p>
          </table:table-cell>
          <table:table-cell/>
          <table:table-cell/>
          <table:table-cell table:number-columns-repeated="2"/>
          <table:table-cell table:formula="of:=CONCATENATE(&quot;if(xml.name()==&quot;&quot;&quot;;[.E14];&quot;&quot;&quot;&amp;&amp;xml.isStartElement()){&quot;)" office:value-type="string" office:string-value="if(xml.name()==&quot;&quot;&amp;&amp;xml.isStartElement()){">
            <text:p>if(xml.name()==""&amp;&amp;xml.isStartElement()){</text:p>
          </table:table-cell>
        </table:table-row>
        <table:table-row table:style-name="ro1">
          <table:table-cell office:value-type="string">
            <text:p>skill</text:p>
          </table:table-cell>
          <table:table-cell office:value-type="float" office:value="5">
            <text:p>5</text:p>
          </table:table-cell>
          <table:table-cell table:formula="of:=CONCATENATE(&quot;&lt;&quot;;[.A15];&quot;&gt;&quot;;[.B15];&quot;&lt;/&quot;;[.A15];&quot;&gt;&quot;)" office:value-type="string" office:string-value="&lt;skill&gt;5&lt;/skill&gt;">
            <text:p>&lt;skill&gt;5&lt;/skill&gt;</text:p>
          </table:table-cell>
          <table:table-cell table:number-columns-repeated="5"/>
        </table:table-row>
      </table:table>
      <table:table table:name="goods" table:style-name="ta1"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3">
          <table:table-cell table:number-columns-repeated="3"/>
          <table:table-cell table:style-name="ce4"/>
          <table:table-cell table:number-columns-repeated="2"/>
        </table:table-row>
        <table:table-row table:style-name="ro4">
          <table:table-cell table:style-name="ce2" office:value-type="string">
            <text:p>Backpack (empty)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gp </text:p>
          </table:table-cell>
          <table:table-cell table:style-name="ce4" office:value-type="float" office:value="2">
            <text:p>2</text:p>
          </table:table-cell>
          <table:table-cell office:value-type="string">
            <text:p>lb.</text:p>
          </table:table-cell>
          <table:table-cell table:formula="of:=CONCATENATE(&quot;&lt;item code = &quot;&quot;&quot;;[.A2];&quot;&quot;&quot; type = &quot;&quot;good&quot;&quot;&gt;&lt;price money = &quot;&quot;&quot;;[.C2];&quot;&quot;&quot;&gt;&quot;;[.B2];&quot;&lt;/price&gt; &lt;weight&gt;&quot;;[.D2];&quot;&lt;/weight&gt; &lt;/item&gt;&quot;)" office:value-type="string" office:string-value="&lt;item code = &quot;Backpack (empty) &quot; type = &quot;good&quot;&gt;&lt;price money = &quot;gp &quot;&gt;2&lt;/price&gt; &lt;weight&gt;2&lt;/weight&gt; &lt;/item&gt;">
            <text:p>&lt;item code = "Backpack (empty) " type = "good"&gt;&lt;price money = "gp "&gt;2&lt;/price&gt; &lt;weight&gt;2&lt;/weight&gt; &lt;/item&gt;</text:p>
          </table:table-cell>
        </table:table-row>
        <table:table-row table:style-name="ro1">
          <table:table-cell table:style-name="ce2" office:value-type="string">
            <text:p>Barrel (empty)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gp </text:p>
          </table:table-cell>
          <table:table-cell table:style-name="ce4" office:value-type="float" office:value="30">
            <text:p>30</text:p>
          </table:table-cell>
          <table:table-cell office:value-type="string">
            <text:p>lb.</text:p>
          </table:table-cell>
          <table:table-cell table:formula="of:=CONCATENATE(&quot;&lt;item code = &quot;&quot;&quot;;[.A3];&quot;&quot;&quot; type = &quot;&quot;good&quot;&quot;&gt;&lt;price money = &quot;&quot;&quot;;[.C3];&quot;&quot;&quot;&gt;&quot;;[.B3];&quot;&lt;/price&gt; &lt;weight&gt;&quot;;[.D3];&quot;&lt;/weight&gt; &lt;/item&gt;&quot;)" office:value-type="string" office:string-value="&lt;item code = &quot;Barrel (empty) &quot; type = &quot;good&quot;&gt;&lt;price money = &quot;gp &quot;&gt;2&lt;/price&gt; &lt;weight&gt;30&lt;/weight&gt; &lt;/item&gt;">
            <text:p>&lt;item code = "Barrel (empty) " type = "good"&gt;&lt;price money = "gp "&gt;2&lt;/price&gt; &lt;weight&gt;30&lt;/weight&gt; &lt;/item&gt;</text:p>
          </table:table-cell>
        </table:table-row>
        <table:table-row table:style-name="ro4">
          <table:table-cell table:style-name="ce2" office:value-type="string">
            <text:p>Basket (empty) 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s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4];&quot;&quot;&quot; type = &quot;&quot;good&quot;&quot;&gt;&lt;price money = &quot;&quot;&quot;;[.C4];&quot;&quot;&quot;&gt;&quot;;[.B4];&quot;&lt;/price&gt; &lt;weight&gt;&quot;;[.D4];&quot;&lt;/weight&gt; &lt;/item&gt;&quot;)" office:value-type="string" office:string-value="&lt;item code = &quot;Basket (empty) &quot; type = &quot;good&quot;&gt;&lt;price money = &quot;sp &quot;&gt;4&lt;/price&gt; &lt;weight&gt;1&lt;/weight&gt; &lt;/item&gt;">
            <text:p>&lt;item code = "Basket (empty) " type = "good"&gt;&lt;price money = "sp "&gt;4&lt;/price&gt; &lt;weight&gt;1&lt;/weight&gt; &lt;/item&gt;</text:p>
          </table:table-cell>
        </table:table-row>
        <table:table-row table:style-name="ro1">
          <table:table-cell table:style-name="ce2" office:value-type="string">
            <text:p>Bedroll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p </text:p>
          </table:table-cell>
          <table:table-cell table:style-name="ce4" office:value-type="float" office:value="5">
            <text:p>5</text:p>
          </table:table-cell>
          <table:table-cell office:value-type="string">
            <text:p>lb.</text:p>
          </table:table-cell>
          <table:table-cell table:formula="of:=CONCATENATE(&quot;&lt;item code = &quot;&quot;&quot;;[.A5];&quot;&quot;&quot; type = &quot;&quot;good&quot;&quot;&gt;&lt;price money = &quot;&quot;&quot;;[.C5];&quot;&quot;&quot;&gt;&quot;;[.B5];&quot;&lt;/price&gt; &lt;weight&gt;&quot;;[.D5];&quot;&lt;/weight&gt; &lt;/item&gt;&quot;)" office:value-type="string" office:string-value="&lt;item code = &quot;Bedroll &quot; type = &quot;good&quot;&gt;&lt;price money = &quot;sp &quot;&gt;1&lt;/price&gt; &lt;weight&gt;5&lt;/weight&gt; &lt;/item&gt;">
            <text:p>&lt;item code = "Bedroll " type = "good"&gt;&lt;price money = "sp "&gt;1&lt;/price&gt; &lt;weight&gt;5&lt;/weight&gt; &lt;/item&gt;</text:p>
          </table:table-cell>
        </table:table-row>
        <table:table-row table:style-name="ro1">
          <table:table-cell table:style-name="ce2" office:value-type="string">
            <text:p>Bell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  <table:table-cell table:formula="of:=CONCATENATE(&quot;&lt;item code = &quot;&quot;&quot;;[.A6];&quot;&quot;&quot; type = &quot;&quot;good&quot;&quot;&gt;&lt;price money = &quot;&quot;&quot;;[.C6];&quot;&quot;&quot;&gt;&quot;;[.B6];&quot;&lt;/price&gt; &lt;weight&gt;&quot;;[.D6];&quot;&lt;/weight&gt; &lt;/item&gt;&quot;)" office:value-type="string" office:string-value="&lt;item code = &quot;Bell &quot; type = &quot;good&quot;&gt;&lt;price money = &quot;gp &quot;&gt;1&lt;/price&gt; &lt;weight&gt;0&lt;/weight&gt; &lt;/item&gt;">
            <text:p>&lt;item code = "Bell " type = "good"&gt;&lt;price money = "gp "&gt;1&lt;/price&gt; &lt;weight&gt;0&lt;/weight&gt; &lt;/item&gt;</text:p>
          </table:table-cell>
        </table:table-row>
        <table:table-row table:style-name="ro4">
          <table:table-cell table:style-name="ce2" office:value-type="string">
            <text:p>Blanket, winter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sp </text:p>
          </table:table-cell>
          <table:table-cell table:style-name="ce4" office:value-type="float" office:value="3">
            <text:p>3</text:p>
          </table:table-cell>
          <table:table-cell office:value-type="string">
            <text:p>lb.</text:p>
          </table:table-cell>
          <table:table-cell table:formula="of:=CONCATENATE(&quot;&lt;item code = &quot;&quot;&quot;;[.A7];&quot;&quot;&quot; type = &quot;&quot;good&quot;&quot;&gt;&lt;price money = &quot;&quot;&quot;;[.C7];&quot;&quot;&quot;&gt;&quot;;[.B7];&quot;&lt;/price&gt; &lt;weight&gt;&quot;;[.D7];&quot;&lt;/weight&gt; &lt;/item&gt;&quot;)" office:value-type="string" office:string-value="&lt;item code = &quot;Blanket, winter &quot; type = &quot;good&quot;&gt;&lt;price money = &quot;sp &quot;&gt;5&lt;/price&gt; &lt;weight&gt;3&lt;/weight&gt; &lt;/item&gt;">
            <text:p>&lt;item code = "Blanket, winter " type = "good"&gt;&lt;price money = "sp "&gt;5&lt;/price&gt; &lt;weight&gt;3&lt;/weight&gt; &lt;/item&gt;</text:p>
          </table:table-cell>
        </table:table-row>
        <table:table-row table:style-name="ro4">
          <table:table-cell table:style-name="ce2" office:value-type="string">
            <text:p>Block and tackle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gp </text:p>
          </table:table-cell>
          <table:table-cell table:style-name="ce4" office:value-type="float" office:value="5">
            <text:p>5</text:p>
          </table:table-cell>
          <table:table-cell office:value-type="string">
            <text:p>lb.</text:p>
          </table:table-cell>
          <table:table-cell table:formula="of:=CONCATENATE(&quot;&lt;item code = &quot;&quot;&quot;;[.A8];&quot;&quot;&quot; type = &quot;&quot;good&quot;&quot;&gt;&lt;price money = &quot;&quot;&quot;;[.C8];&quot;&quot;&quot;&gt;&quot;;[.B8];&quot;&lt;/price&gt; &lt;weight&gt;&quot;;[.D8];&quot;&lt;/weight&gt; &lt;/item&gt;&quot;)" office:value-type="string" office:string-value="&lt;item code = &quot;Block and tackle &quot; type = &quot;good&quot;&gt;&lt;price money = &quot;gp &quot;&gt;5&lt;/price&gt; &lt;weight&gt;5&lt;/weight&gt; &lt;/item&gt;">
            <text:p>&lt;item code = "Block and tackle " type = "good"&gt;&lt;price money = "gp "&gt;5&lt;/price&gt; &lt;weight&gt;5&lt;/weight&gt; &lt;/item&gt;</text:p>
          </table:table-cell>
        </table:table-row>
        <table:table-row table:style-name="ro4">
          <table:table-cell table:style-name="ce2" office:value-type="string">
            <text:p>Bottle, wine, glass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g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  <table:table-cell table:formula="of:=CONCATENATE(&quot;&lt;item code = &quot;&quot;&quot;;[.A9];&quot;&quot;&quot; type = &quot;&quot;good&quot;&quot;&gt;&lt;price money = &quot;&quot;&quot;;[.C9];&quot;&quot;&quot;&gt;&quot;;[.B9];&quot;&lt;/price&gt; &lt;weight&gt;&quot;;[.D9];&quot;&lt;/weight&gt; &lt;/item&gt;&quot;)" office:value-type="string" office:string-value="&lt;item code = &quot;Bottle, wine, glass &quot; type = &quot;good&quot;&gt;&lt;price money = &quot;gp &quot;&gt;2&lt;/price&gt; &lt;weight&gt;0&lt;/weight&gt; &lt;/item&gt;">
            <text:p>&lt;item code = "Bottle, wine, glass " type = "good"&gt;&lt;price money = "gp "&gt;2&lt;/price&gt; &lt;weight&gt;0&lt;/weight&gt; &lt;/item&gt;</text:p>
          </table:table-cell>
        </table:table-row>
        <table:table-row table:style-name="ro4">
          <table:table-cell table:style-name="ce2" office:value-type="string">
            <text:p>Bucket (empty)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sp </text:p>
          </table:table-cell>
          <table:table-cell table:style-name="ce4" office:value-type="float" office:value="2">
            <text:p>2</text:p>
          </table:table-cell>
          <table:table-cell office:value-type="string">
            <text:p>lb.</text:p>
          </table:table-cell>
          <table:table-cell table:formula="of:=CONCATENATE(&quot;&lt;item code = &quot;&quot;&quot;;[.A10];&quot;&quot;&quot; type = &quot;&quot;good&quot;&quot;&gt;&lt;price money = &quot;&quot;&quot;;[.C10];&quot;&quot;&quot;&gt;&quot;;[.B10];&quot;&lt;/price&gt; &lt;weight&gt;&quot;;[.D10];&quot;&lt;/weight&gt; &lt;/item&gt;&quot;)" office:value-type="string" office:string-value="&lt;item code = &quot;Bucket (empty) &quot; type = &quot;good&quot;&gt;&lt;price money = &quot;sp &quot;&gt;5&lt;/price&gt; &lt;weight&gt;2&lt;/weight&gt; &lt;/item&gt;">
            <text:p>&lt;item code = "Bucket (empty) " type = "good"&gt;&lt;price money = "sp "&gt;5&lt;/price&gt; &lt;weight&gt;2&lt;/weight&gt; &lt;/item&gt;</text:p>
          </table:table-cell>
        </table:table-row>
        <table:table-row table:style-name="ro1">
          <table:table-cell table:style-name="ce2" office:value-type="string">
            <text:p>Caltrops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2">
            <text:p>2</text:p>
          </table:table-cell>
          <table:table-cell office:value-type="string">
            <text:p>lb.</text:p>
          </table:table-cell>
          <table:table-cell table:formula="of:=CONCATENATE(&quot;&lt;item code = &quot;&quot;&quot;;[.A11];&quot;&quot;&quot; type = &quot;&quot;good&quot;&quot;&gt;&lt;price money = &quot;&quot;&quot;;[.C11];&quot;&quot;&quot;&gt;&quot;;[.B11];&quot;&lt;/price&gt; &lt;weight&gt;&quot;;[.D11];&quot;&lt;/weight&gt; &lt;/item&gt;&quot;)" office:value-type="string" office:string-value="&lt;item code = &quot;Caltrops &quot; type = &quot;good&quot;&gt;&lt;price money = &quot;gp &quot;&gt;1&lt;/price&gt; &lt;weight&gt;2&lt;/weight&gt; &lt;/item&gt;">
            <text:p>&lt;item code = "Caltrops " type = "good"&gt;&lt;price money = "gp "&gt;1&lt;/price&gt; &lt;weight&gt;2&lt;/weight&gt; &lt;/item&gt;</text:p>
          </table:table-cell>
        </table:table-row>
        <table:table-row table:style-name="ro1">
          <table:table-cell table:style-name="ce2" office:value-type="string">
            <text:p>Candle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  <table:table-cell table:formula="of:=CONCATENATE(&quot;&lt;item code = &quot;&quot;&quot;;[.A12];&quot;&quot;&quot; type = &quot;&quot;good&quot;&quot;&gt;&lt;price money = &quot;&quot;&quot;;[.C12];&quot;&quot;&quot;&gt;&quot;;[.B12];&quot;&lt;/price&gt; &lt;weight&gt;&quot;;[.D12];&quot;&lt;/weight&gt; &lt;/item&gt;&quot;)" office:value-type="string" office:string-value="&lt;item code = &quot;Candle &quot; type = &quot;good&quot;&gt;&lt;price money = &quot;cp &quot;&gt;1&lt;/price&gt; &lt;weight&gt;0&lt;/weight&gt; &lt;/item&gt;">
            <text:p>&lt;item code = "Candle " type = "good"&gt;&lt;price money = "cp "&gt;1&lt;/price&gt; &lt;weight&gt;0&lt;/weight&gt; &lt;/item&gt;</text:p>
          </table:table-cell>
        </table:table-row>
        <table:table-row table:style-name="ro4">
          <table:table-cell table:style-name="ce2" office:value-type="string">
            <text:p>Canvas (sq. yd.)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13];&quot;&quot;&quot; type = &quot;&quot;good&quot;&quot;&gt;&lt;price money = &quot;&quot;&quot;;[.C13];&quot;&quot;&quot;&gt;&quot;;[.B13];&quot;&lt;/price&gt; &lt;weight&gt;&quot;;[.D13];&quot;&lt;/weight&gt; &lt;/item&gt;&quot;)" office:value-type="string" office:string-value="&lt;item code = &quot;Canvas (sq. yd.) &quot; type = &quot;good&quot;&gt;&lt;price money = &quot;sp &quot;&gt;1&lt;/price&gt; &lt;weight&gt;1&lt;/weight&gt; &lt;/item&gt;">
            <text:p>&lt;item code = "Canvas (sq. yd.) " type = "good"&gt;&lt;price money = "sp "&gt;1&lt;/price&gt; &lt;weight&gt;1&lt;/weight&gt; &lt;/item&gt;</text:p>
          </table:table-cell>
        </table:table-row>
        <table:table-row table:style-name="ro4">
          <table:table-cell table:style-name="ce2" office:value-type="string">
            <text:p>Case, map or scroll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0.5">
            <text:p>0,5</text:p>
          </table:table-cell>
          <table:table-cell office:value-type="string">
            <text:p>lb.</text:p>
          </table:table-cell>
          <table:table-cell table:formula="of:=CONCATENATE(&quot;&lt;item code = &quot;&quot;&quot;;[.A14];&quot;&quot;&quot; type = &quot;&quot;good&quot;&quot;&gt;&lt;price money = &quot;&quot;&quot;;[.C14];&quot;&quot;&quot;&gt;&quot;;[.B14];&quot;&lt;/price&gt; &lt;weight&gt;&quot;;[.D14];&quot;&lt;/weight&gt; &lt;/item&gt;&quot;)" office:value-type="string" office:string-value="&lt;item code = &quot;Case, map or scroll &quot; type = &quot;good&quot;&gt;&lt;price money = &quot;gp &quot;&gt;1&lt;/price&gt; &lt;weight&gt;0,5&lt;/weight&gt; &lt;/item&gt;">
            <text:p>&lt;item code = "Case, map or scroll " type = "good"&gt;&lt;price money = "gp "&gt;1&lt;/price&gt; &lt;weight&gt;0,5&lt;/weight&gt; &lt;/item&gt;</text:p>
          </table:table-cell>
        </table:table-row>
        <table:table-row table:style-name="ro1">
          <table:table-cell table:style-name="ce2" office:value-type="string">
            <text:p>Chain (10 ft.) </text:p>
          </table:table-cell>
          <table:table-cell table:style-name="ce3" office:value-type="float" office:value="30">
            <text:p>30</text:p>
          </table:table-cell>
          <table:table-cell table:style-name="ce3" office:value-type="string">
            <text:p>gp </text:p>
          </table:table-cell>
          <table:table-cell table:style-name="ce4" office:value-type="float" office:value="2">
            <text:p>2</text:p>
          </table:table-cell>
          <table:table-cell office:value-type="string">
            <text:p>lb.</text:p>
          </table:table-cell>
          <table:table-cell table:formula="of:=CONCATENATE(&quot;&lt;item code = &quot;&quot;&quot;;[.A15];&quot;&quot;&quot; type = &quot;&quot;good&quot;&quot;&gt;&lt;price money = &quot;&quot;&quot;;[.C15];&quot;&quot;&quot;&gt;&quot;;[.B15];&quot;&lt;/price&gt; &lt;weight&gt;&quot;;[.D15];&quot;&lt;/weight&gt; &lt;/item&gt;&quot;)" office:value-type="string" office:string-value="&lt;item code = &quot;Chain (10 ft.) &quot; type = &quot;good&quot;&gt;&lt;price money = &quot;gp &quot;&gt;30&lt;/price&gt; &lt;weight&gt;2&lt;/weight&gt; &lt;/item&gt;">
            <text:p>&lt;item code = "Chain (10 ft.) " type = "good"&gt;&lt;price money = "gp "&gt;30&lt;/price&gt; &lt;weight&gt;2&lt;/weight&gt; &lt;/item&gt;</text:p>
          </table:table-cell>
        </table:table-row>
        <table:table-row table:style-name="ro1">
          <table:table-cell table:style-name="ce2" office:value-type="string">
            <text:p>Chalk, 1 piece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  <table:table-cell table:formula="of:=CONCATENATE(&quot;&lt;item code = &quot;&quot;&quot;;[.A16];&quot;&quot;&quot; type = &quot;&quot;good&quot;&quot;&gt;&lt;price money = &quot;&quot;&quot;;[.C16];&quot;&quot;&quot;&gt;&quot;;[.B16];&quot;&lt;/price&gt; &lt;weight&gt;&quot;;[.D16];&quot;&lt;/weight&gt; &lt;/item&gt;&quot;)" office:value-type="string" office:string-value="&lt;item code = &quot;Chalk, 1 piece &quot; type = &quot;good&quot;&gt;&lt;price money = &quot;cp &quot;&gt;1&lt;/price&gt; &lt;weight&gt;0&lt;/weight&gt; &lt;/item&gt;">
            <text:p>&lt;item code = "Chalk, 1 piece " type = "good"&gt;&lt;price money = "cp "&gt;1&lt;/price&gt; &lt;weight&gt;0&lt;/weight&gt; &lt;/item&gt;</text:p>
          </table:table-cell>
        </table:table-row>
        <table:table-row table:style-name="ro1">
          <table:table-cell table:style-name="ce2" office:value-type="string">
            <text:p>Chest (empty)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gp </text:p>
          </table:table-cell>
          <table:table-cell table:style-name="ce4" office:value-type="float" office:value="25">
            <text:p>25</text:p>
          </table:table-cell>
          <table:table-cell office:value-type="string">
            <text:p>lb.</text:p>
          </table:table-cell>
          <table:table-cell table:formula="of:=CONCATENATE(&quot;&lt;item code = &quot;&quot;&quot;;[.A17];&quot;&quot;&quot; type = &quot;&quot;good&quot;&quot;&gt;&lt;price money = &quot;&quot;&quot;;[.C17];&quot;&quot;&quot;&gt;&quot;;[.B17];&quot;&lt;/price&gt; &lt;weight&gt;&quot;;[.D17];&quot;&lt;/weight&gt; &lt;/item&gt;&quot;)" office:value-type="string" office:string-value="&lt;item code = &quot;Chest (empty) &quot; type = &quot;good&quot;&gt;&lt;price money = &quot;gp &quot;&gt;2&lt;/price&gt; &lt;weight&gt;25&lt;/weight&gt; &lt;/item&gt;">
            <text:p>&lt;item code = "Chest (empty) " type = "good"&gt;&lt;price money = "gp "&gt;2&lt;/price&gt; &lt;weight&gt;25&lt;/weight&gt; &lt;/item&gt;</text:p>
          </table:table-cell>
        </table:table-row>
        <table:table-row table:style-name="ro1">
          <table:table-cell table:style-name="ce2" office:value-type="string">
            <text:p>Crowbar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gp </text:p>
          </table:table-cell>
          <table:table-cell table:style-name="ce4" office:value-type="float" office:value="5">
            <text:p>5</text:p>
          </table:table-cell>
          <table:table-cell office:value-type="string">
            <text:p>lb.</text:p>
          </table:table-cell>
          <table:table-cell table:formula="of:=CONCATENATE(&quot;&lt;item code = &quot;&quot;&quot;;[.A18];&quot;&quot;&quot; type = &quot;&quot;good&quot;&quot;&gt;&lt;price money = &quot;&quot;&quot;;[.C18];&quot;&quot;&quot;&gt;&quot;;[.B18];&quot;&lt;/price&gt; &lt;weight&gt;&quot;;[.D18];&quot;&lt;/weight&gt; &lt;/item&gt;&quot;)" office:value-type="string" office:string-value="&lt;item code = &quot;Crowbar &quot; type = &quot;good&quot;&gt;&lt;price money = &quot;gp &quot;&gt;2&lt;/price&gt; &lt;weight&gt;5&lt;/weight&gt; &lt;/item&gt;">
            <text:p>&lt;item code = "Crowbar " type = "good"&gt;&lt;price money = "gp "&gt;2&lt;/price&gt; &lt;weight&gt;5&lt;/weight&gt; &lt;/item&gt;</text:p>
          </table:table-cell>
        </table:table-row>
        <table:table-row table:style-name="ro4">
          <table:table-cell table:style-name="ce2" office:value-type="string">
            <text:p>Firewood (per day)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p </text:p>
          </table:table-cell>
          <table:table-cell table:style-name="ce4" office:value-type="float" office:value="20">
            <text:p>20</text:p>
          </table:table-cell>
          <table:table-cell office:value-type="string">
            <text:p>lb.</text:p>
          </table:table-cell>
          <table:table-cell table:formula="of:=CONCATENATE(&quot;&lt;item code = &quot;&quot;&quot;;[.A19];&quot;&quot;&quot; type = &quot;&quot;good&quot;&quot;&gt;&lt;price money = &quot;&quot;&quot;;[.C19];&quot;&quot;&quot;&gt;&quot;;[.B19];&quot;&lt;/price&gt; &lt;weight&gt;&quot;;[.D19];&quot;&lt;/weight&gt; &lt;/item&gt;&quot;)" office:value-type="string" office:string-value="&lt;item code = &quot;Firewood (per day) &quot; type = &quot;good&quot;&gt;&lt;price money = &quot;cp &quot;&gt;1&lt;/price&gt; &lt;weight&gt;20&lt;/weight&gt; &lt;/item&gt;">
            <text:p>&lt;item code = "Firewood (per day) " type = "good"&gt;&lt;price money = "cp "&gt;1&lt;/price&gt; &lt;weight&gt;20&lt;/weight&gt; &lt;/item&gt;</text:p>
          </table:table-cell>
        </table:table-row>
        <table:table-row table:style-name="ro1">
          <table:table-cell table:style-name="ce2" office:value-type="string">
            <text:p>Fishhook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  <table:table-cell table:formula="of:=CONCATENATE(&quot;&lt;item code = &quot;&quot;&quot;;[.A20];&quot;&quot;&quot; type = &quot;&quot;good&quot;&quot;&gt;&lt;price money = &quot;&quot;&quot;;[.C20];&quot;&quot;&quot;&gt;&quot;;[.B20];&quot;&lt;/price&gt; &lt;weight&gt;&quot;;[.D20];&quot;&lt;/weight&gt; &lt;/item&gt;&quot;)" office:value-type="string" office:string-value="&lt;item code = &quot;Fishhook &quot; type = &quot;good&quot;&gt;&lt;price money = &quot;sp &quot;&gt;1&lt;/price&gt; &lt;weight&gt;0&lt;/weight&gt; &lt;/item&gt;">
            <text:p>&lt;item code = "Fishhook " type = "good"&gt;&lt;price money = "sp "&gt;1&lt;/price&gt; &lt;weight&gt;0&lt;/weight&gt; &lt;/item&gt;</text:p>
          </table:table-cell>
        </table:table-row>
        <table:table-row table:style-name="ro4">
          <table:table-cell table:style-name="ce2" office:value-type="string">
            <text:p>Fishing net, 25 sq. ft. 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gp </text:p>
          </table:table-cell>
          <table:table-cell table:style-name="ce4" office:value-type="float" office:value="5">
            <text:p>5</text:p>
          </table:table-cell>
          <table:table-cell office:value-type="string">
            <text:p>lb.</text:p>
          </table:table-cell>
          <table:table-cell table:formula="of:=CONCATENATE(&quot;&lt;item code = &quot;&quot;&quot;;[.A21];&quot;&quot;&quot; type = &quot;&quot;good&quot;&quot;&gt;&lt;price money = &quot;&quot;&quot;;[.C21];&quot;&quot;&quot;&gt;&quot;;[.B21];&quot;&lt;/price&gt; &lt;weight&gt;&quot;;[.D21];&quot;&lt;/weight&gt; &lt;/item&gt;&quot;)" office:value-type="string" office:string-value="&lt;item code = &quot;Fishing net, 25 sq. ft. &quot; type = &quot;good&quot;&gt;&lt;price money = &quot;gp &quot;&gt;4&lt;/price&gt; &lt;weight&gt;5&lt;/weight&gt; &lt;/item&gt;">
            <text:p>&lt;item code = "Fishing net, 25 sq. ft. " type = "good"&gt;&lt;price money = "gp "&gt;4&lt;/price&gt; &lt;weight&gt;5&lt;/weight&gt; &lt;/item&gt;</text:p>
          </table:table-cell>
        </table:table-row>
        <table:table-row table:style-name="ro1">
          <table:table-cell table:style-name="ce2" office:value-type="string">
            <text:p>Flask (empty) 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cp </text:p>
          </table:table-cell>
          <table:table-cell table:style-name="ce4" office:value-type="float" office:value="1.5">
            <text:p>1,5</text:p>
          </table:table-cell>
          <table:table-cell office:value-type="string">
            <text:p>lb.</text:p>
          </table:table-cell>
          <table:table-cell table:formula="of:=CONCATENATE(&quot;&lt;item code = &quot;&quot;&quot;;[.A22];&quot;&quot;&quot; type = &quot;&quot;good&quot;&quot;&gt;&lt;price money = &quot;&quot;&quot;;[.C22];&quot;&quot;&quot;&gt;&quot;;[.B22];&quot;&lt;/price&gt; &lt;weight&gt;&quot;;[.D22];&quot;&lt;/weight&gt; &lt;/item&gt;&quot;)" office:value-type="string" office:string-value="&lt;item code = &quot;Flask (empty) &quot; type = &quot;good&quot;&gt;&lt;price money = &quot;cp &quot;&gt;3&lt;/price&gt; &lt;weight&gt;1,5&lt;/weight&gt; &lt;/item&gt;">
            <text:p>&lt;item code = "Flask (empty) " type = "good"&gt;&lt;price money = "cp "&gt;3&lt;/price&gt; &lt;weight&gt;1,5&lt;/weight&gt; &lt;/item&gt;</text:p>
          </table:table-cell>
        </table:table-row>
        <table:table-row table:style-name="ro1">
          <table:table-cell table:style-name="ce2" office:value-type="string">
            <text:p>Flint and steel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  <table:table-cell table:formula="of:=CONCATENATE(&quot;&lt;item code = &quot;&quot;&quot;;[.A23];&quot;&quot;&quot; type = &quot;&quot;good&quot;&quot;&gt;&lt;price money = &quot;&quot;&quot;;[.C23];&quot;&quot;&quot;&gt;&quot;;[.B23];&quot;&lt;/price&gt; &lt;weight&gt;&quot;;[.D23];&quot;&lt;/weight&gt; &lt;/item&gt;&quot;)" office:value-type="string" office:string-value="&lt;item code = &quot;Flint and steel &quot; type = &quot;good&quot;&gt;&lt;price money = &quot;gp &quot;&gt;1&lt;/price&gt; &lt;weight&gt;0&lt;/weight&gt; &lt;/item&gt;">
            <text:p>&lt;item code = "Flint and steel " type = "good"&gt;&lt;price money = "gp "&gt;1&lt;/price&gt; &lt;weight&gt;0&lt;/weight&gt; &lt;/item&gt;</text:p>
          </table:table-cell>
        </table:table-row>
        <table:table-row table:style-name="ro4">
          <table:table-cell table:style-name="ce2" office:value-type="string">
            <text:p>Grappling hook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4">
            <text:p>4</text:p>
          </table:table-cell>
          <table:table-cell office:value-type="string">
            <text:p>lb.</text:p>
          </table:table-cell>
          <table:table-cell table:formula="of:=CONCATENATE(&quot;&lt;item code = &quot;&quot;&quot;;[.A24];&quot;&quot;&quot; type = &quot;&quot;good&quot;&quot;&gt;&lt;price money = &quot;&quot;&quot;;[.C24];&quot;&quot;&quot;&gt;&quot;;[.B24];&quot;&lt;/price&gt; &lt;weight&gt;&quot;;[.D24];&quot;&lt;/weight&gt; &lt;/item&gt;&quot;)" office:value-type="string" office:string-value="&lt;item code = &quot;Grappling hook &quot; type = &quot;good&quot;&gt;&lt;price money = &quot;gp &quot;&gt;1&lt;/price&gt; &lt;weight&gt;4&lt;/weight&gt; &lt;/item&gt;">
            <text:p>&lt;item code = "Grappling hook " type = "good"&gt;&lt;price money = "gp "&gt;1&lt;/price&gt; &lt;weight&gt;4&lt;/weight&gt; &lt;/item&gt;</text:p>
          </table:table-cell>
        </table:table-row>
        <table:table-row table:style-name="ro1">
          <table:table-cell table:style-name="ce2" office:value-type="string">
            <text:p>Hammer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sp </text:p>
          </table:table-cell>
          <table:table-cell table:style-name="ce4" office:value-type="float" office:value="2">
            <text:p>2</text:p>
          </table:table-cell>
          <table:table-cell office:value-type="string">
            <text:p>lb.</text:p>
          </table:table-cell>
          <table:table-cell table:formula="of:=CONCATENATE(&quot;&lt;item code = &quot;&quot;&quot;;[.A25];&quot;&quot;&quot; type = &quot;&quot;good&quot;&quot;&gt;&lt;price money = &quot;&quot;&quot;;[.C25];&quot;&quot;&quot;&gt;&quot;;[.B25];&quot;&lt;/price&gt; &lt;weight&gt;&quot;;[.D25];&quot;&lt;/weight&gt; &lt;/item&gt;&quot;)" office:value-type="string" office:string-value="&lt;item code = &quot;Hammer &quot; type = &quot;good&quot;&gt;&lt;price money = &quot;sp &quot;&gt;5&lt;/price&gt; &lt;weight&gt;2&lt;/weight&gt; &lt;/item&gt;">
            <text:p>&lt;item code = "Hammer " type = "good"&gt;&lt;price money = "sp "&gt;5&lt;/price&gt; &lt;weight&gt;2&lt;/weight&gt; &lt;/item&gt;</text:p>
          </table:table-cell>
        </table:table-row>
        <table:table-row table:style-name="ro1">
          <table:table-cell table:style-name="ce2" office:value-type="string">
            <text:p>Ink (1 oz. vial) 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g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  <table:table-cell table:formula="of:=CONCATENATE(&quot;&lt;item code = &quot;&quot;&quot;;[.A26];&quot;&quot;&quot; type = &quot;&quot;good&quot;&quot;&gt;&lt;price money = &quot;&quot;&quot;;[.C26];&quot;&quot;&quot;&gt;&quot;;[.B26];&quot;&lt;/price&gt; &lt;weight&gt;&quot;;[.D26];&quot;&lt;/weight&gt; &lt;/item&gt;&quot;)" office:value-type="string" office:string-value="&lt;item code = &quot;Ink (1 oz. vial) &quot; type = &quot;good&quot;&gt;&lt;price money = &quot;gp &quot;&gt;8&lt;/price&gt; &lt;weight&gt;0&lt;/weight&gt; &lt;/item&gt;">
            <text:p>&lt;item code = "Ink (1 oz. vial) " type = "good"&gt;&lt;price money = "gp "&gt;8&lt;/price&gt; &lt;weight&gt;0&lt;/weight&gt; &lt;/item&gt;</text:p>
          </table:table-cell>
        </table:table-row>
        <table:table-row table:style-name="ro1">
          <table:table-cell table:style-name="ce2" office:value-type="string">
            <text:p>Inkpen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  <table:table-cell table:formula="of:=CONCATENATE(&quot;&lt;item code = &quot;&quot;&quot;;[.A27];&quot;&quot;&quot; type = &quot;&quot;good&quot;&quot;&gt;&lt;price money = &quot;&quot;&quot;;[.C27];&quot;&quot;&quot;&gt;&quot;;[.B27];&quot;&lt;/price&gt; &lt;weight&gt;&quot;;[.D27];&quot;&lt;/weight&gt; &lt;/item&gt;&quot;)" office:value-type="string" office:string-value="&lt;item code = &quot;Inkpen &quot; type = &quot;good&quot;&gt;&lt;price money = &quot;sp &quot;&gt;1&lt;/price&gt; &lt;weight&gt;0&lt;/weight&gt; &lt;/item&gt;">
            <text:p>&lt;item code = "Inkpen " type = "good"&gt;&lt;price money = "sp "&gt;1&lt;/price&gt; &lt;weight&gt;0&lt;/weight&gt; &lt;/item&gt;</text:p>
          </table:table-cell>
        </table:table-row>
        <table:table-row table:style-name="ro1">
          <table:table-cell table:style-name="ce2" office:value-type="string">
            <text:p>Jug, clay 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cp </text:p>
          </table:table-cell>
          <table:table-cell table:style-name="ce4" office:value-type="float" office:value="9">
            <text:p>9</text:p>
          </table:table-cell>
          <table:table-cell office:value-type="string">
            <text:p>lb.</text:p>
          </table:table-cell>
          <table:table-cell table:formula="of:=CONCATENATE(&quot;&lt;item code = &quot;&quot;&quot;;[.A28];&quot;&quot;&quot; type = &quot;&quot;good&quot;&quot;&gt;&lt;price money = &quot;&quot;&quot;;[.C28];&quot;&quot;&quot;&gt;&quot;;[.B28];&quot;&lt;/price&gt; &lt;weight&gt;&quot;;[.D28];&quot;&lt;/weight&gt; &lt;/item&gt;&quot;)" office:value-type="string" office:string-value="&lt;item code = &quot;Jug, clay &quot; type = &quot;good&quot;&gt;&lt;price money = &quot;cp &quot;&gt;3&lt;/price&gt; &lt;weight&gt;9&lt;/weight&gt; &lt;/item&gt;">
            <text:p>&lt;item code = "Jug, clay " type = "good"&gt;&lt;price money = "cp "&gt;3&lt;/price&gt; &lt;weight&gt;9&lt;/weight&gt; &lt;/item&gt;</text:p>
          </table:table-cell>
        </table:table-row>
        <table:table-row table:style-name="ro4">
          <table:table-cell table:style-name="ce2" office:value-type="string">
            <text:p>Ladder, 10-foot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cp </text:p>
          </table:table-cell>
          <table:table-cell table:style-name="ce4" office:value-type="float" office:value="20">
            <text:p>20</text:p>
          </table:table-cell>
          <table:table-cell office:value-type="string">
            <text:p>lb.</text:p>
          </table:table-cell>
          <table:table-cell table:formula="of:=CONCATENATE(&quot;&lt;item code = &quot;&quot;&quot;;[.A29];&quot;&quot;&quot; type = &quot;&quot;good&quot;&quot;&gt;&lt;price money = &quot;&quot;&quot;;[.C29];&quot;&quot;&quot;&gt;&quot;;[.B29];&quot;&lt;/price&gt; &lt;weight&gt;&quot;;[.D29];&quot;&lt;/weight&gt; &lt;/item&gt;&quot;)" office:value-type="string" office:string-value="&lt;item code = &quot;Ladder, 10-foot &quot; type = &quot;good&quot;&gt;&lt;price money = &quot;cp &quot;&gt;5&lt;/price&gt; &lt;weight&gt;20&lt;/weight&gt; &lt;/item&gt;">
            <text:p>&lt;item code = "Ladder, 10-foot " type = "good"&gt;&lt;price money = "cp "&gt;5&lt;/price&gt; &lt;weight&gt;20&lt;/weight&gt; &lt;/item&gt;</text:p>
          </table:table-cell>
        </table:table-row>
        <table:table-row table:style-name="ro4">
          <table:table-cell table:style-name="ce2" office:value-type="string">
            <text:p>Lamp, common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30];&quot;&quot;&quot; type = &quot;&quot;good&quot;&quot;&gt;&lt;price money = &quot;&quot;&quot;;[.C30];&quot;&quot;&quot;&gt;&quot;;[.B30];&quot;&lt;/price&gt; &lt;weight&gt;&quot;;[.D30];&quot;&lt;/weight&gt; &lt;/item&gt;&quot;)" office:value-type="string" office:string-value="&lt;item code = &quot;Lamp, common &quot; type = &quot;good&quot;&gt;&lt;price money = &quot;sp &quot;&gt;1&lt;/price&gt; &lt;weight&gt;1&lt;/weight&gt; &lt;/item&gt;">
            <text:p>&lt;item code = "Lamp, common " type = "good"&gt;&lt;price money = "sp "&gt;1&lt;/price&gt; &lt;weight&gt;1&lt;/weight&gt; &lt;/item&gt;</text:p>
          </table:table-cell>
        </table:table-row>
        <table:table-row table:style-name="ro4">
          <table:table-cell table:style-name="ce2" office:value-type="string">
            <text:p>Lantern, bullseye 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gp </text:p>
          </table:table-cell>
          <table:table-cell table:style-name="ce4" office:value-type="float" office:value="3">
            <text:p>3</text:p>
          </table:table-cell>
          <table:table-cell office:value-type="string">
            <text:p>lb.</text:p>
          </table:table-cell>
          <table:table-cell table:formula="of:=CONCATENATE(&quot;&lt;item code = &quot;&quot;&quot;;[.A31];&quot;&quot;&quot; type = &quot;&quot;good&quot;&quot;&gt;&lt;price money = &quot;&quot;&quot;;[.C31];&quot;&quot;&quot;&gt;&quot;;[.B31];&quot;&lt;/price&gt; &lt;weight&gt;&quot;;[.D31];&quot;&lt;/weight&gt; &lt;/item&gt;&quot;)" office:value-type="string" office:string-value="&lt;item code = &quot;Lantern, bullseye &quot; type = &quot;good&quot;&gt;&lt;price money = &quot;gp &quot;&gt;12&lt;/price&gt; &lt;weight&gt;3&lt;/weight&gt; &lt;/item&gt;">
            <text:p>&lt;item code = "Lantern, bullseye " type = "good"&gt;&lt;price money = "gp "&gt;12&lt;/price&gt; &lt;weight&gt;3&lt;/weight&gt; &lt;/item&gt;</text:p>
          </table:table-cell>
        </table:table-row>
        <table:table-row table:style-name="ro4">
          <table:table-cell table:style-name="ce2" office:value-type="string">
            <text:p>Lantern, hooded 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gp </text:p>
          </table:table-cell>
          <table:table-cell table:style-name="ce4" office:value-type="float" office:value="2">
            <text:p>2</text:p>
          </table:table-cell>
          <table:table-cell office:value-type="string">
            <text:p>lb.</text:p>
          </table:table-cell>
          <table:table-cell table:formula="of:=CONCATENATE(&quot;&lt;item code = &quot;&quot;&quot;;[.A32];&quot;&quot;&quot; type = &quot;&quot;good&quot;&quot;&gt;&lt;price money = &quot;&quot;&quot;;[.C32];&quot;&quot;&quot;&gt;&quot;;[.B32];&quot;&lt;/price&gt; &lt;weight&gt;&quot;;[.D32];&quot;&lt;/weight&gt; &lt;/item&gt;&quot;)" office:value-type="string" office:string-value="&lt;item code = &quot;Lantern, hooded &quot; type = &quot;good&quot;&gt;&lt;price money = &quot;gp &quot;&gt;7&lt;/price&gt; &lt;weight&gt;2&lt;/weight&gt; &lt;/item&gt;">
            <text:p>&lt;item code = "Lantern, hooded " type = "good"&gt;&lt;price money = "gp "&gt;7&lt;/price&gt; &lt;weight&gt;2&lt;/weight&gt; &lt;/item&gt;</text:p>
          </table:table-cell>
        </table:table-row>
        <table:table-row table:style-name="ro4">
          <table:table-cell table:style-name="ce2" office:value-type="string">
            <text:p>Lock (very simple) 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g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33];&quot;&quot;&quot; type = &quot;&quot;good&quot;&quot;&gt;&lt;price money = &quot;&quot;&quot;;[.C33];&quot;&quot;&quot;&gt;&quot;;[.B33];&quot;&lt;/price&gt; &lt;weight&gt;&quot;;[.D33];&quot;&lt;/weight&gt; &lt;/item&gt;&quot;)" office:value-type="string" office:string-value="&lt;item code = &quot;Lock (very simple) &quot; type = &quot;good&quot;&gt;&lt;price money = &quot;gp &quot;&gt;20&lt;/price&gt; &lt;weight&gt;1&lt;/weight&gt; &lt;/item&gt;">
            <text:p>&lt;item code = "Lock (very simple) " type = "good"&gt;&lt;price money = "gp "&gt;20&lt;/price&gt; &lt;weight&gt;1&lt;/weight&gt; &lt;/item&gt;</text:p>
          </table:table-cell>
        </table:table-row>
        <table:table-row table:style-name="ro4">
          <table:table-cell table:style-name="ce2" office:value-type="string">
            <text:p>Lock (average) </text:p>
          </table:table-cell>
          <table:table-cell table:style-name="ce3" office:value-type="float" office:value="40">
            <text:p>40</text:p>
          </table:table-cell>
          <table:table-cell table:style-name="ce3" office:value-type="string">
            <text:p>g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34];&quot;&quot;&quot; type = &quot;&quot;good&quot;&quot;&gt;&lt;price money = &quot;&quot;&quot;;[.C34];&quot;&quot;&quot;&gt;&quot;;[.B34];&quot;&lt;/price&gt; &lt;weight&gt;&quot;;[.D34];&quot;&lt;/weight&gt; &lt;/item&gt;&quot;)" office:value-type="string" office:string-value="&lt;item code = &quot;Lock (average) &quot; type = &quot;good&quot;&gt;&lt;price money = &quot;gp &quot;&gt;40&lt;/price&gt; &lt;weight&gt;1&lt;/weight&gt; &lt;/item&gt;">
            <text:p>&lt;item code = "Lock (average) " type = "good"&gt;&lt;price money = "gp "&gt;40&lt;/price&gt; &lt;weight&gt;1&lt;/weight&gt; &lt;/item&gt;</text:p>
          </table:table-cell>
        </table:table-row>
        <table:table-row table:style-name="ro1">
          <table:table-cell table:style-name="ce2" office:value-type="string">
            <text:p>Lock (good) </text:p>
          </table:table-cell>
          <table:table-cell table:style-name="ce3" office:value-type="float" office:value="80">
            <text:p>80</text:p>
          </table:table-cell>
          <table:table-cell table:style-name="ce3" office:value-type="string">
            <text:p>g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35];&quot;&quot;&quot; type = &quot;&quot;good&quot;&quot;&gt;&lt;price money = &quot;&quot;&quot;;[.C35];&quot;&quot;&quot;&gt;&quot;;[.B35];&quot;&lt;/price&gt; &lt;weight&gt;&quot;;[.D35];&quot;&lt;/weight&gt; &lt;/item&gt;&quot;)" office:value-type="string" office:string-value="&lt;item code = &quot;Lock (good) &quot; type = &quot;good&quot;&gt;&lt;price money = &quot;gp &quot;&gt;80&lt;/price&gt; &lt;weight&gt;1&lt;/weight&gt; &lt;/item&gt;">
            <text:p>&lt;item code = "Lock (good) " type = "good"&gt;&lt;price money = "gp "&gt;80&lt;/price&gt; &lt;weight&gt;1&lt;/weight&gt; &lt;/item&gt;</text:p>
          </table:table-cell>
        </table:table-row>
        <table:table-row table:style-name="ro4">
          <table:table-cell table:style-name="ce2" office:value-type="string">
            <text:p>Lock (amazing) </text:p>
          </table:table-cell>
          <table:table-cell table:style-name="ce3" office:value-type="float" office:value="150">
            <text:p>150</text:p>
          </table:table-cell>
          <table:table-cell table:style-name="ce3" office:value-type="string">
            <text:p>g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36];&quot;&quot;&quot; type = &quot;&quot;good&quot;&quot;&gt;&lt;price money = &quot;&quot;&quot;;[.C36];&quot;&quot;&quot;&gt;&quot;;[.B36];&quot;&lt;/price&gt; &lt;weight&gt;&quot;;[.D36];&quot;&lt;/weight&gt; &lt;/item&gt;&quot;)" office:value-type="string" office:string-value="&lt;item code = &quot;Lock (amazing) &quot; type = &quot;good&quot;&gt;&lt;price money = &quot;gp &quot;&gt;150&lt;/price&gt; &lt;weight&gt;1&lt;/weight&gt; &lt;/item&gt;">
            <text:p>&lt;item code = "Lock (amazing) " type = "good"&gt;&lt;price money = "gp "&gt;150&lt;/price&gt; &lt;weight&gt;1&lt;/weight&gt; &lt;/item&gt;</text:p>
          </table:table-cell>
        </table:table-row>
        <table:table-row table:style-name="ro1">
          <table:table-cell table:style-name="ce2" office:value-type="string">
            <text:p>Manacles </text:p>
          </table:table-cell>
          <table:table-cell table:style-name="ce3" office:value-type="float" office:value="15">
            <text:p>15</text:p>
          </table:table-cell>
          <table:table-cell table:style-name="ce3" office:value-type="string">
            <text:p>gp </text:p>
          </table:table-cell>
          <table:table-cell table:style-name="ce4" office:value-type="float" office:value="2">
            <text:p>2</text:p>
          </table:table-cell>
          <table:table-cell office:value-type="string">
            <text:p>lb.</text:p>
          </table:table-cell>
          <table:table-cell table:formula="of:=CONCATENATE(&quot;&lt;item code = &quot;&quot;&quot;;[.A37];&quot;&quot;&quot; type = &quot;&quot;good&quot;&quot;&gt;&lt;price money = &quot;&quot;&quot;;[.C37];&quot;&quot;&quot;&gt;&quot;;[.B37];&quot;&lt;/price&gt; &lt;weight&gt;&quot;;[.D37];&quot;&lt;/weight&gt; &lt;/item&gt;&quot;)" office:value-type="string" office:string-value="&lt;item code = &quot;Manacles &quot; type = &quot;good&quot;&gt;&lt;price money = &quot;gp &quot;&gt;15&lt;/price&gt; &lt;weight&gt;2&lt;/weight&gt; &lt;/item&gt;">
            <text:p>&lt;item code = "Manacles " type = "good"&gt;&lt;price money = "gp "&gt;15&lt;/price&gt; &lt;weight&gt;2&lt;/weight&gt; &lt;/item&gt;</text:p>
          </table:table-cell>
        </table:table-row>
        <table:table-row table:style-name="ro4">
          <table:table-cell table:style-name="ce2" office:value-type="string">
            <text:p>Manacles, masterwork 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gp </text:p>
          </table:table-cell>
          <table:table-cell table:style-name="ce4" office:value-type="float" office:value="2">
            <text:p>2</text:p>
          </table:table-cell>
          <table:table-cell office:value-type="string">
            <text:p>lb.</text:p>
          </table:table-cell>
          <table:table-cell table:formula="of:=CONCATENATE(&quot;&lt;item code = &quot;&quot;&quot;;[.A38];&quot;&quot;&quot; type = &quot;&quot;good&quot;&quot;&gt;&lt;price money = &quot;&quot;&quot;;[.C38];&quot;&quot;&quot;&gt;&quot;;[.B38];&quot;&lt;/price&gt; &lt;weight&gt;&quot;;[.D38];&quot;&lt;/weight&gt; &lt;/item&gt;&quot;)" office:value-type="string" office:string-value="&lt;item code = &quot;Manacles, masterwork &quot; type = &quot;good&quot;&gt;&lt;price money = &quot;gp &quot;&gt;50&lt;/price&gt; &lt;weight&gt;2&lt;/weight&gt; &lt;/item&gt;">
            <text:p>&lt;item code = "Manacles, masterwork " type = "good"&gt;&lt;price money = "gp "&gt;50&lt;/price&gt; &lt;weight&gt;2&lt;/weight&gt; &lt;/item&gt;</text:p>
          </table:table-cell>
        </table:table-row>
        <table:table-row table:style-name="ro4">
          <table:table-cell table:style-name="ce2" office:value-type="string">
            <text:p>Mirror, small steel 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gp </text:p>
          </table:table-cell>
          <table:table-cell table:style-name="ce4" office:value-type="float" office:value="0.5">
            <text:p>0,5</text:p>
          </table:table-cell>
          <table:table-cell office:value-type="string">
            <text:p>lb.</text:p>
          </table:table-cell>
          <table:table-cell table:formula="of:=CONCATENATE(&quot;&lt;item code = &quot;&quot;&quot;;[.A39];&quot;&quot;&quot; type = &quot;&quot;good&quot;&quot;&gt;&lt;price money = &quot;&quot;&quot;;[.C39];&quot;&quot;&quot;&gt;&quot;;[.B39];&quot;&lt;/price&gt; &lt;weight&gt;&quot;;[.D39];&quot;&lt;/weight&gt; &lt;/item&gt;&quot;)" office:value-type="string" office:string-value="&lt;item code = &quot;Mirror, small steel &quot; type = &quot;good&quot;&gt;&lt;price money = &quot;gp &quot;&gt;10&lt;/price&gt; &lt;weight&gt;0,5&lt;/weight&gt; &lt;/item&gt;">
            <text:p>&lt;item code = "Mirror, small steel " type = "good"&gt;&lt;price money = "gp "&gt;10&lt;/price&gt; &lt;weight&gt;0,5&lt;/weight&gt; &lt;/item&gt;</text:p>
          </table:table-cell>
        </table:table-row>
        <table:table-row table:style-name="ro4">
          <table:table-cell table:style-name="ce2" office:value-type="string">
            <text:p>Mug/Tankard, clay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40];&quot;&quot;&quot; type = &quot;&quot;good&quot;&quot;&gt;&lt;price money = &quot;&quot;&quot;;[.C40];&quot;&quot;&quot;&gt;&quot;;[.B40];&quot;&lt;/price&gt; &lt;weight&gt;&quot;;[.D40];&quot;&lt;/weight&gt; &lt;/item&gt;&quot;)" office:value-type="string" office:string-value="&lt;item code = &quot;Mug/Tankard, clay &quot; type = &quot;good&quot;&gt;&lt;price money = &quot;cp &quot;&gt;2&lt;/price&gt; &lt;weight&gt;1&lt;/weight&gt; &lt;/item&gt;">
            <text:p>&lt;item code = "Mug/Tankard, clay " type = "good"&gt;&lt;price money = "cp "&gt;2&lt;/price&gt; &lt;weight&gt;1&lt;/weight&gt; &lt;/item&gt;</text:p>
          </table:table-cell>
        </table:table-row>
        <table:table-row table:style-name="ro4">
          <table:table-cell table:style-name="ce2" office:value-type="string">
            <text:p>Oil (1-pint flask)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41];&quot;&quot;&quot; type = &quot;&quot;good&quot;&quot;&gt;&lt;price money = &quot;&quot;&quot;;[.C41];&quot;&quot;&quot;&gt;&quot;;[.B41];&quot;&lt;/price&gt; &lt;weight&gt;&quot;;[.D41];&quot;&lt;/weight&gt; &lt;/item&gt;&quot;)" office:value-type="string" office:string-value="&lt;item code = &quot;Oil (1-pint flask) &quot; type = &quot;good&quot;&gt;&lt;price money = &quot;sp &quot;&gt;1&lt;/price&gt; &lt;weight&gt;1&lt;/weight&gt; &lt;/item&gt;">
            <text:p>&lt;item code = "Oil (1-pint flask) " type = "good"&gt;&lt;price money = "sp "&gt;1&lt;/price&gt; &lt;weight&gt;1&lt;/weight&gt; &lt;/item&gt;</text:p>
          </table:table-cell>
        </table:table-row>
        <table:table-row table:style-name="ro1">
          <table:table-cell table:style-name="ce2" office:value-type="string">
            <text:p>Paper (sheet) 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s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  <table:table-cell table:formula="of:=CONCATENATE(&quot;&lt;item code = &quot;&quot;&quot;;[.A42];&quot;&quot;&quot; type = &quot;&quot;good&quot;&quot;&gt;&lt;price money = &quot;&quot;&quot;;[.C42];&quot;&quot;&quot;&gt;&quot;;[.B42];&quot;&lt;/price&gt; &lt;weight&gt;&quot;;[.D42];&quot;&lt;/weight&gt; &lt;/item&gt;&quot;)" office:value-type="string" office:string-value="&lt;item code = &quot;Paper (sheet) &quot; type = &quot;good&quot;&gt;&lt;price money = &quot;sp &quot;&gt;4&lt;/price&gt; &lt;weight&gt;0&lt;/weight&gt; &lt;/item&gt;">
            <text:p>&lt;item code = "Paper (sheet) " type = "good"&gt;&lt;price money = "sp "&gt;4&lt;/price&gt; &lt;weight&gt;0&lt;/weight&gt; &lt;/item&gt;</text:p>
          </table:table-cell>
        </table:table-row>
        <table:table-row table:style-name="ro4">
          <table:table-cell table:style-name="ce2" office:value-type="string">
            <text:p>Parchment (sheet)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  <table:table-cell table:formula="of:=CONCATENATE(&quot;&lt;item code = &quot;&quot;&quot;;[.A43];&quot;&quot;&quot; type = &quot;&quot;good&quot;&quot;&gt;&lt;price money = &quot;&quot;&quot;;[.C43];&quot;&quot;&quot;&gt;&quot;;[.B43];&quot;&lt;/price&gt; &lt;weight&gt;&quot;;[.D43];&quot;&lt;/weight&gt; &lt;/item&gt;&quot;)" office:value-type="string" office:string-value="&lt;item code = &quot;Parchment (sheet) &quot; type = &quot;good&quot;&gt;&lt;price money = &quot;sp &quot;&gt;2&lt;/price&gt; &lt;weight&gt;0&lt;/weight&gt; &lt;/item&gt;">
            <text:p>&lt;item code = "Parchment (sheet) " type = "good"&gt;&lt;price money = "sp "&gt;2&lt;/price&gt; &lt;weight&gt;0&lt;/weight&gt; &lt;/item&gt;</text:p>
          </table:table-cell>
        </table:table-row>
        <table:table-row table:style-name="ro1">
          <table:table-cell table:style-name="ce2" office:value-type="string">
            <text:p>Pick, miner’s 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gp </text:p>
          </table:table-cell>
          <table:table-cell table:style-name="ce4" office:value-type="float" office:value="10">
            <text:p>10</text:p>
          </table:table-cell>
          <table:table-cell office:value-type="string">
            <text:p>lb.</text:p>
          </table:table-cell>
          <table:table-cell table:formula="of:=CONCATENATE(&quot;&lt;item code = &quot;&quot;&quot;;[.A44];&quot;&quot;&quot; type = &quot;&quot;good&quot;&quot;&gt;&lt;price money = &quot;&quot;&quot;;[.C44];&quot;&quot;&quot;&gt;&quot;;[.B44];&quot;&lt;/price&gt; &lt;weight&gt;&quot;;[.D44];&quot;&lt;/weight&gt; &lt;/item&gt;&quot;)" office:value-type="string" office:string-value="&lt;item code = &quot;Pick, miner’s &quot; type = &quot;good&quot;&gt;&lt;price money = &quot;gp &quot;&gt;3&lt;/price&gt; &lt;weight&gt;10&lt;/weight&gt; &lt;/item&gt;">
            <text:p>&lt;item code = "Pick, miner’s " type = "good"&gt;&lt;price money = "gp "&gt;3&lt;/price&gt; &lt;weight&gt;10&lt;/weight&gt; &lt;/item&gt;</text:p>
          </table:table-cell>
        </table:table-row>
        <table:table-row table:style-name="ro1">
          <table:table-cell table:style-name="ce2" office:value-type="string">
            <text:p>Pitcher, clay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p </text:p>
          </table:table-cell>
          <table:table-cell table:style-name="ce4" office:value-type="float" office:value="5">
            <text:p>5</text:p>
          </table:table-cell>
          <table:table-cell office:value-type="string">
            <text:p>lb.</text:p>
          </table:table-cell>
          <table:table-cell table:formula="of:=CONCATENATE(&quot;&lt;item code = &quot;&quot;&quot;;[.A45];&quot;&quot;&quot; type = &quot;&quot;good&quot;&quot;&gt;&lt;price money = &quot;&quot;&quot;;[.C45];&quot;&quot;&quot;&gt;&quot;;[.B45];&quot;&lt;/price&gt; &lt;weight&gt;&quot;;[.D45];&quot;&lt;/weight&gt; &lt;/item&gt;&quot;)" office:value-type="string" office:string-value="&lt;item code = &quot;Pitcher, clay &quot; type = &quot;good&quot;&gt;&lt;price money = &quot;cp &quot;&gt;2&lt;/price&gt; &lt;weight&gt;5&lt;/weight&gt; &lt;/item&gt;">
            <text:p>&lt;item code = "Pitcher, clay " type = "good"&gt;&lt;price money = "cp "&gt;2&lt;/price&gt; &lt;weight&gt;5&lt;/weight&gt; &lt;/item&gt;</text:p>
          </table:table-cell>
        </table:table-row>
        <table:table-row table:style-name="ro1">
          <table:table-cell table:style-name="ce2" office:value-type="string">
            <text:p>Piton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p </text:p>
          </table:table-cell>
          <table:table-cell table:style-name="ce4" office:value-type="float" office:value="0.5">
            <text:p>0,5</text:p>
          </table:table-cell>
          <table:table-cell office:value-type="string">
            <text:p>lb.</text:p>
          </table:table-cell>
          <table:table-cell table:formula="of:=CONCATENATE(&quot;&lt;item code = &quot;&quot;&quot;;[.A46];&quot;&quot;&quot; type = &quot;&quot;good&quot;&quot;&gt;&lt;price money = &quot;&quot;&quot;;[.C46];&quot;&quot;&quot;&gt;&quot;;[.B46];&quot;&lt;/price&gt; &lt;weight&gt;&quot;;[.D46];&quot;&lt;/weight&gt; &lt;/item&gt;&quot;)" office:value-type="string" office:string-value="&lt;item code = &quot;Piton &quot; type = &quot;good&quot;&gt;&lt;price money = &quot;sp &quot;&gt;1&lt;/price&gt; &lt;weight&gt;0,5&lt;/weight&gt; &lt;/item&gt;">
            <text:p>&lt;item code = "Piton " type = "good"&gt;&lt;price money = "sp "&gt;1&lt;/price&gt; &lt;weight&gt;0,5&lt;/weight&gt; &lt;/item&gt;</text:p>
          </table:table-cell>
        </table:table-row>
        <table:table-row table:style-name="ro1">
          <table:table-cell table:style-name="ce2" office:value-type="string">
            <text:p>Pole, 10-foot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p </text:p>
          </table:table-cell>
          <table:table-cell table:style-name="ce4" office:value-type="float" office:value="8">
            <text:p>8</text:p>
          </table:table-cell>
          <table:table-cell office:value-type="string">
            <text:p>lb.</text:p>
          </table:table-cell>
          <table:table-cell table:formula="of:=CONCATENATE(&quot;&lt;item code = &quot;&quot;&quot;;[.A47];&quot;&quot;&quot; type = &quot;&quot;good&quot;&quot;&gt;&lt;price money = &quot;&quot;&quot;;[.C47];&quot;&quot;&quot;&gt;&quot;;[.B47];&quot;&lt;/price&gt; &lt;weight&gt;&quot;;[.D47];&quot;&lt;/weight&gt; &lt;/item&gt;&quot;)" office:value-type="string" office:string-value="&lt;item code = &quot;Pole, 10-foot &quot; type = &quot;good&quot;&gt;&lt;price money = &quot;sp &quot;&gt;2&lt;/price&gt; &lt;weight&gt;8&lt;/weight&gt; &lt;/item&gt;">
            <text:p>&lt;item code = "Pole, 10-foot " type = "good"&gt;&lt;price money = "sp "&gt;2&lt;/price&gt; &lt;weight&gt;8&lt;/weight&gt; &lt;/item&gt;</text:p>
          </table:table-cell>
        </table:table-row>
        <table:table-row table:style-name="ro1">
          <table:table-cell table:style-name="ce2" office:value-type="string">
            <text:p>Pot, iron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sp </text:p>
          </table:table-cell>
          <table:table-cell table:style-name="ce4" office:value-type="float" office:value="10">
            <text:p>10</text:p>
          </table:table-cell>
          <table:table-cell office:value-type="string">
            <text:p>lb.</text:p>
          </table:table-cell>
          <table:table-cell table:formula="of:=CONCATENATE(&quot;&lt;item code = &quot;&quot;&quot;;[.A48];&quot;&quot;&quot; type = &quot;&quot;good&quot;&quot;&gt;&lt;price money = &quot;&quot;&quot;;[.C48];&quot;&quot;&quot;&gt;&quot;;[.B48];&quot;&lt;/price&gt; &lt;weight&gt;&quot;;[.D48];&quot;&lt;/weight&gt; &lt;/item&gt;&quot;)" office:value-type="string" office:string-value="&lt;item code = &quot;Pot, iron &quot; type = &quot;good&quot;&gt;&lt;price money = &quot;sp &quot;&gt;5&lt;/price&gt; &lt;weight&gt;10&lt;/weight&gt; &lt;/item&gt;">
            <text:p>&lt;item code = "Pot, iron " type = "good"&gt;&lt;price money = "sp "&gt;5&lt;/price&gt; &lt;weight&gt;10&lt;/weight&gt; &lt;/item&gt;</text:p>
          </table:table-cell>
        </table:table-row>
        <table:table-row table:style-name="ro4">
          <table:table-cell table:style-name="ce2" office:value-type="string">
            <text:p>Pouch, belt (empty)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0.5">
            <text:p>0,5</text:p>
          </table:table-cell>
          <table:table-cell office:value-type="string">
            <text:p>lb.</text:p>
          </table:table-cell>
          <table:table-cell table:formula="of:=CONCATENATE(&quot;&lt;item code = &quot;&quot;&quot;;[.A49];&quot;&quot;&quot; type = &quot;&quot;good&quot;&quot;&gt;&lt;price money = &quot;&quot;&quot;;[.C49];&quot;&quot;&quot;&gt;&quot;;[.B49];&quot;&lt;/price&gt; &lt;weight&gt;&quot;;[.D49];&quot;&lt;/weight&gt; &lt;/item&gt;&quot;)" office:value-type="string" office:string-value="&lt;item code = &quot;Pouch, belt (empty) &quot; type = &quot;good&quot;&gt;&lt;price money = &quot;gp &quot;&gt;1&lt;/price&gt; &lt;weight&gt;0,5&lt;/weight&gt; &lt;/item&gt;">
            <text:p>&lt;item code = "Pouch, belt (empty) " type = "good"&gt;&lt;price money = "gp "&gt;1&lt;/price&gt; &lt;weight&gt;0,5&lt;/weight&gt; &lt;/item&gt;</text:p>
          </table:table-cell>
        </table:table-row>
        <table:table-row table:style-name="ro1">
          <table:table-cell table:style-name="ce2" office:value-type="string">
            <text:p>Ram, portable 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gp </text:p>
          </table:table-cell>
          <table:table-cell table:style-name="ce4" office:value-type="float" office:value="20">
            <text:p>20</text:p>
          </table:table-cell>
          <table:table-cell office:value-type="string">
            <text:p>lb.</text:p>
          </table:table-cell>
          <table:table-cell table:formula="of:=CONCATENATE(&quot;&lt;item code = &quot;&quot;&quot;;[.A50];&quot;&quot;&quot; type = &quot;&quot;good&quot;&quot;&gt;&lt;price money = &quot;&quot;&quot;;[.C50];&quot;&quot;&quot;&gt;&quot;;[.B50];&quot;&lt;/price&gt; &lt;weight&gt;&quot;;[.D50];&quot;&lt;/weight&gt; &lt;/item&gt;&quot;)" office:value-type="string" office:string-value="&lt;item code = &quot;Ram, portable &quot; type = &quot;good&quot;&gt;&lt;price money = &quot;gp &quot;&gt;10&lt;/price&gt; &lt;weight&gt;20&lt;/weight&gt; &lt;/item&gt;">
            <text:p>&lt;item code = "Ram, portable " type = "good"&gt;&lt;price money = "gp "&gt;10&lt;/price&gt; &lt;weight&gt;20&lt;/weight&gt; &lt;/item&gt;</text:p>
          </table:table-cell>
        </table:table-row>
        <table:table-row table:style-name="ro4">
          <table:table-cell table:style-name="ce2" office:value-type="string">
            <text:p>Rations, trail (per day)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s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51];&quot;&quot;&quot; type = &quot;&quot;good&quot;&quot;&gt;&lt;price money = &quot;&quot;&quot;;[.C51];&quot;&quot;&quot;&gt;&quot;;[.B51];&quot;&lt;/price&gt; &lt;weight&gt;&quot;;[.D51];&quot;&lt;/weight&gt; &lt;/item&gt;&quot;)" office:value-type="string" office:string-value="&lt;item code = &quot;Rations, trail (per day) &quot; type = &quot;good&quot;&gt;&lt;price money = &quot;sp &quot;&gt;5&lt;/price&gt; &lt;weight&gt;1&lt;/weight&gt; &lt;/item&gt;">
            <text:p>&lt;item code = "Rations, trail (per day) " type = "good"&gt;&lt;price money = "sp "&gt;5&lt;/price&gt; &lt;weight&gt;1&lt;/weight&gt; &lt;/item&gt;</text:p>
          </table:table-cell>
        </table:table-row>
        <table:table-row table:style-name="ro4">
          <table:table-cell table:style-name="ce2" office:value-type="string">
            <text:p>Rope, hempen (50 ft.)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10">
            <text:p>10</text:p>
          </table:table-cell>
          <table:table-cell office:value-type="string">
            <text:p>lb.</text:p>
          </table:table-cell>
          <table:table-cell table:formula="of:=CONCATENATE(&quot;&lt;item code = &quot;&quot;&quot;;[.A52];&quot;&quot;&quot; type = &quot;&quot;good&quot;&quot;&gt;&lt;price money = &quot;&quot;&quot;;[.C52];&quot;&quot;&quot;&gt;&quot;;[.B52];&quot;&lt;/price&gt; &lt;weight&gt;&quot;;[.D52];&quot;&lt;/weight&gt; &lt;/item&gt;&quot;)" office:value-type="string" office:string-value="&lt;item code = &quot;Rope, hempen (50 ft.) &quot; type = &quot;good&quot;&gt;&lt;price money = &quot;gp &quot;&gt;1&lt;/price&gt; &lt;weight&gt;10&lt;/weight&gt; &lt;/item&gt;">
            <text:p>&lt;item code = "Rope, hempen (50 ft.) " type = "good"&gt;&lt;price money = "gp "&gt;1&lt;/price&gt; &lt;weight&gt;10&lt;/weight&gt; &lt;/item&gt;</text:p>
          </table:table-cell>
        </table:table-row>
        <table:table-row table:style-name="ro4">
          <table:table-cell table:style-name="ce2" office:value-type="string">
            <text:p>Rope, silk (50 ft.) 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gp </text:p>
          </table:table-cell>
          <table:table-cell table:style-name="ce4" office:value-type="float" office:value="5">
            <text:p>5</text:p>
          </table:table-cell>
          <table:table-cell office:value-type="string">
            <text:p>lb.</text:p>
          </table:table-cell>
          <table:table-cell table:formula="of:=CONCATENATE(&quot;&lt;item code = &quot;&quot;&quot;;[.A53];&quot;&quot;&quot; type = &quot;&quot;good&quot;&quot;&gt;&lt;price money = &quot;&quot;&quot;;[.C53];&quot;&quot;&quot;&gt;&quot;;[.B53];&quot;&lt;/price&gt; &lt;weight&gt;&quot;;[.D53];&quot;&lt;/weight&gt; &lt;/item&gt;&quot;)" office:value-type="string" office:string-value="&lt;item code = &quot;Rope, silk (50 ft.) &quot; type = &quot;good&quot;&gt;&lt;price money = &quot;gp &quot;&gt;10&lt;/price&gt; &lt;weight&gt;5&lt;/weight&gt; &lt;/item&gt;">
            <text:p>&lt;item code = "Rope, silk (50 ft.) " type = "good"&gt;&lt;price money = "gp "&gt;10&lt;/price&gt; &lt;weight&gt;5&lt;/weight&gt; &lt;/item&gt;</text:p>
          </table:table-cell>
        </table:table-row>
        <table:table-row table:style-name="ro1">
          <table:table-cell table:style-name="ce2" office:value-type="string">
            <text:p>Sack (empty)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p </text:p>
          </table:table-cell>
          <table:table-cell table:style-name="ce4" office:value-type="float" office:value="0.5">
            <text:p>0,5</text:p>
          </table:table-cell>
          <table:table-cell office:value-type="string">
            <text:p>lb.</text:p>
          </table:table-cell>
          <table:table-cell table:formula="of:=CONCATENATE(&quot;&lt;item code = &quot;&quot;&quot;;[.A54];&quot;&quot;&quot; type = &quot;&quot;good&quot;&quot;&gt;&lt;price money = &quot;&quot;&quot;;[.C54];&quot;&quot;&quot;&gt;&quot;;[.B54];&quot;&lt;/price&gt; &lt;weight&gt;&quot;;[.D54];&quot;&lt;/weight&gt; &lt;/item&gt;&quot;)" office:value-type="string" office:string-value="&lt;item code = &quot;Sack (empty) &quot; type = &quot;good&quot;&gt;&lt;price money = &quot;sp &quot;&gt;1&lt;/price&gt; &lt;weight&gt;0,5&lt;/weight&gt; &lt;/item&gt;">
            <text:p>&lt;item code = "Sack (empty) " type = "good"&gt;&lt;price money = "sp "&gt;1&lt;/price&gt; &lt;weight&gt;0,5&lt;/weight&gt; &lt;/item&gt;</text:p>
          </table:table-cell>
        </table:table-row>
        <table:table-row table:style-name="ro1">
          <table:table-cell table:style-name="ce2" office:value-type="string">
            <text:p>Sealing wax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55];&quot;&quot;&quot; type = &quot;&quot;good&quot;&quot;&gt;&lt;price money = &quot;&quot;&quot;;[.C55];&quot;&quot;&quot;&gt;&quot;;[.B55];&quot;&lt;/price&gt; &lt;weight&gt;&quot;;[.D55];&quot;&lt;/weight&gt; &lt;/item&gt;&quot;)" office:value-type="string" office:string-value="&lt;item code = &quot;Sealing wax &quot; type = &quot;good&quot;&gt;&lt;price money = &quot;gp &quot;&gt;1&lt;/price&gt; &lt;weight&gt;1&lt;/weight&gt; &lt;/item&gt;">
            <text:p>&lt;item code = "Sealing wax " type = "good"&gt;&lt;price money = "gp "&gt;1&lt;/price&gt; &lt;weight&gt;1&lt;/weight&gt; &lt;/item&gt;</text:p>
          </table:table-cell>
        </table:table-row>
        <table:table-row table:style-name="ro1">
          <table:table-cell table:style-name="ce2" office:value-type="string">
            <text:p>Sewing needle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s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  <table:table-cell table:formula="of:=CONCATENATE(&quot;&lt;item code = &quot;&quot;&quot;;[.A56];&quot;&quot;&quot; type = &quot;&quot;good&quot;&quot;&gt;&lt;price money = &quot;&quot;&quot;;[.C56];&quot;&quot;&quot;&gt;&quot;;[.B56];&quot;&lt;/price&gt; &lt;weight&gt;&quot;;[.D56];&quot;&lt;/weight&gt; &lt;/item&gt;&quot;)" office:value-type="string" office:string-value="&lt;item code = &quot;Sewing needle &quot; type = &quot;good&quot;&gt;&lt;price money = &quot;sp &quot;&gt;5&lt;/price&gt; &lt;weight&gt;0&lt;/weight&gt; &lt;/item&gt;">
            <text:p>&lt;item code = "Sewing needle " type = "good"&gt;&lt;price money = "sp "&gt;5&lt;/price&gt; &lt;weight&gt;0&lt;/weight&gt; &lt;/item&gt;</text:p>
          </table:table-cell>
        </table:table-row>
        <table:table-row table:style-name="ro1">
          <table:table-cell table:style-name="ce2" office:value-type="string">
            <text:p>Signal whistle 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s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  <table:table-cell table:formula="of:=CONCATENATE(&quot;&lt;item code = &quot;&quot;&quot;;[.A57];&quot;&quot;&quot; type = &quot;&quot;good&quot;&quot;&gt;&lt;price money = &quot;&quot;&quot;;[.C57];&quot;&quot;&quot;&gt;&quot;;[.B57];&quot;&lt;/price&gt; &lt;weight&gt;&quot;;[.D57];&quot;&lt;/weight&gt; &lt;/item&gt;&quot;)" office:value-type="string" office:string-value="&lt;item code = &quot;Signal whistle &quot; type = &quot;good&quot;&gt;&lt;price money = &quot;sp &quot;&gt;8&lt;/price&gt; &lt;weight&gt;0&lt;/weight&gt; &lt;/item&gt;">
            <text:p>&lt;item code = "Signal whistle " type = "good"&gt;&lt;price money = "sp "&gt;8&lt;/price&gt; &lt;weight&gt;0&lt;/weight&gt; &lt;/item&gt;</text:p>
          </table:table-cell>
        </table:table-row>
        <table:table-row table:style-name="ro1">
          <table:table-cell table:style-name="ce2" office:value-type="string">
            <text:p>Signet ring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gp </text:p>
          </table:table-cell>
          <table:table-cell table:style-name="ce4" office:value-type="float" office:value="0">
            <text:p>0</text:p>
          </table:table-cell>
          <table:table-cell office:value-type="string">
            <text:p>lb</text:p>
          </table:table-cell>
          <table:table-cell table:formula="of:=CONCATENATE(&quot;&lt;item code = &quot;&quot;&quot;;[.A58];&quot;&quot;&quot; type = &quot;&quot;good&quot;&quot;&gt;&lt;price money = &quot;&quot;&quot;;[.C58];&quot;&quot;&quot;&gt;&quot;;[.B58];&quot;&lt;/price&gt; &lt;weight&gt;&quot;;[.D58];&quot;&lt;/weight&gt; &lt;/item&gt;&quot;)" office:value-type="string" office:string-value="&lt;item code = &quot;Signet ring &quot; type = &quot;good&quot;&gt;&lt;price money = &quot;gp &quot;&gt;5&lt;/price&gt; &lt;weight&gt;0&lt;/weight&gt; &lt;/item&gt;">
            <text:p>&lt;item code = "Signet ring " type = "good"&gt;&lt;price money = "gp "&gt;5&lt;/price&gt; &lt;weight&gt;0&lt;/weight&gt; &lt;/item&gt;</text:p>
          </table:table-cell>
        </table:table-row>
        <table:table-row table:style-name="ro1">
          <table:table-cell table:style-name="ce2" office:value-type="string">
            <text:p>Sledge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10">
            <text:p>10</text:p>
          </table:table-cell>
          <table:table-cell office:value-type="string">
            <text:p>lb.</text:p>
          </table:table-cell>
          <table:table-cell table:formula="of:=CONCATENATE(&quot;&lt;item code = &quot;&quot;&quot;;[.A59];&quot;&quot;&quot; type = &quot;&quot;good&quot;&quot;&gt;&lt;price money = &quot;&quot;&quot;;[.C59];&quot;&quot;&quot;&gt;&quot;;[.B59];&quot;&lt;/price&gt; &lt;weight&gt;&quot;;[.D59];&quot;&lt;/weight&gt; &lt;/item&gt;&quot;)" office:value-type="string" office:string-value="&lt;item code = &quot;Sledge &quot; type = &quot;good&quot;&gt;&lt;price money = &quot;gp &quot;&gt;1&lt;/price&gt; &lt;weight&gt;10&lt;/weight&gt; &lt;/item&gt;">
            <text:p>&lt;item code = "Sledge " type = "good"&gt;&lt;price money = "gp "&gt;1&lt;/price&gt; &lt;weight&gt;10&lt;/weight&gt; &lt;/item&gt;</text:p>
          </table:table-cell>
        </table:table-row>
        <table:table-row table:style-name="ro1">
          <table:table-cell table:style-name="ce2" office:value-type="string">
            <text:p>Soap (per lb.) 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s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60];&quot;&quot;&quot; type = &quot;&quot;good&quot;&quot;&gt;&lt;price money = &quot;&quot;&quot;;[.C60];&quot;&quot;&quot;&gt;&quot;;[.B60];&quot;&lt;/price&gt; &lt;weight&gt;&quot;;[.D60];&quot;&lt;/weight&gt; &lt;/item&gt;&quot;)" office:value-type="string" office:string-value="&lt;item code = &quot;Soap (per lb.) &quot; type = &quot;good&quot;&gt;&lt;price money = &quot;sp &quot;&gt;5&lt;/price&gt; &lt;weight&gt;1&lt;/weight&gt; &lt;/item&gt;">
            <text:p>&lt;item code = "Soap (per lb.) " type = "good"&gt;&lt;price money = "sp "&gt;5&lt;/price&gt; &lt;weight&gt;1&lt;/weight&gt; &lt;/item&gt;</text:p>
          </table:table-cell>
        </table:table-row>
        <table:table-row table:style-name="ro4">
          <table:table-cell table:style-name="ce2" office:value-type="string">
            <text:p>Spade or shovel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gp </text:p>
          </table:table-cell>
          <table:table-cell table:style-name="ce4" office:value-type="float" office:value="8">
            <text:p>8</text:p>
          </table:table-cell>
          <table:table-cell office:value-type="string">
            <text:p>lb.</text:p>
          </table:table-cell>
          <table:table-cell table:formula="of:=CONCATENATE(&quot;&lt;item code = &quot;&quot;&quot;;[.A61];&quot;&quot;&quot; type = &quot;&quot;good&quot;&quot;&gt;&lt;price money = &quot;&quot;&quot;;[.C61];&quot;&quot;&quot;&gt;&quot;;[.B61];&quot;&lt;/price&gt; &lt;weight&gt;&quot;;[.D61];&quot;&lt;/weight&gt; &lt;/item&gt;&quot;)" office:value-type="string" office:string-value="&lt;item code = &quot;Spade or shovel &quot; type = &quot;good&quot;&gt;&lt;price money = &quot;gp &quot;&gt;2&lt;/price&gt; &lt;weight&gt;8&lt;/weight&gt; &lt;/item&gt;">
            <text:p>&lt;item code = "Spade or shovel " type = "good"&gt;&lt;price money = "gp "&gt;2&lt;/price&gt; &lt;weight&gt;8&lt;/weight&gt; &lt;/item&gt;</text:p>
          </table:table-cell>
        </table:table-row>
        <table:table-row table:style-name="ro1">
          <table:table-cell table:style-name="ce2" office:value-type="string">
            <text:p>Spyglass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62];&quot;&quot;&quot; type = &quot;&quot;good&quot;&quot;&gt;&lt;price money = &quot;&quot;&quot;;[.C62];&quot;&quot;&quot;&gt;&quot;;[.B62];&quot;&lt;/price&gt; &lt;weight&gt;&quot;;[.D62];&quot;&lt;/weight&gt; &lt;/item&gt;&quot;)" office:value-type="string" office:string-value="&lt;item code = &quot;Spyglass &quot; type = &quot;good&quot;&gt;&lt;price money = &quot;gp &quot;&gt;1&lt;/price&gt; &lt;weight&gt;1&lt;/weight&gt; &lt;/item&gt;">
            <text:p>&lt;item code = "Spyglass " type = "good"&gt;&lt;price money = "gp "&gt;1&lt;/price&gt; &lt;weight&gt;1&lt;/weight&gt; &lt;/item&gt;</text:p>
          </table:table-cell>
        </table:table-row>
        <table:table-row table:style-name="ro1">
          <table:table-cell table:style-name="ce2" office:value-type="string">
            <text:p>Tent 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gp </text:p>
          </table:table-cell>
          <table:table-cell table:style-name="ce4" office:value-type="float" office:value="20">
            <text:p>20</text:p>
          </table:table-cell>
          <table:table-cell office:value-type="string">
            <text:p>lb.</text:p>
          </table:table-cell>
          <table:table-cell table:formula="of:=CONCATENATE(&quot;&lt;item code = &quot;&quot;&quot;;[.A63];&quot;&quot;&quot; type = &quot;&quot;good&quot;&quot;&gt;&lt;price money = &quot;&quot;&quot;;[.C63];&quot;&quot;&quot;&gt;&quot;;[.B63];&quot;&lt;/price&gt; &lt;weight&gt;&quot;;[.D63];&quot;&lt;/weight&gt; &lt;/item&gt;&quot;)" office:value-type="string" office:string-value="&lt;item code = &quot;Tent &quot; type = &quot;good&quot;&gt;&lt;price money = &quot;gp &quot;&gt;10&lt;/price&gt; &lt;weight&gt;20&lt;/weight&gt; &lt;/item&gt;">
            <text:p>&lt;item code = "Tent " type = "good"&gt;&lt;price money = "gp "&gt;10&lt;/price&gt; &lt;weight&gt;20&lt;/weight&gt; &lt;/item&gt;</text:p>
          </table:table-cell>
        </table:table-row>
        <table:table-row table:style-name="ro1">
          <table:table-cell table:style-name="ce2" office:value-type="string">
            <text:p>Torch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64];&quot;&quot;&quot; type = &quot;&quot;good&quot;&quot;&gt;&lt;price money = &quot;&quot;&quot;;[.C64];&quot;&quot;&quot;&gt;&quot;;[.B64];&quot;&lt;/price&gt; &lt;weight&gt;&quot;;[.D64];&quot;&lt;/weight&gt; &lt;/item&gt;&quot;)" office:value-type="string" office:string-value="&lt;item code = &quot;Torch &quot; type = &quot;good&quot;&gt;&lt;price money = &quot;cp &quot;&gt;1&lt;/price&gt; &lt;weight&gt;1&lt;/weight&gt; &lt;/item&gt;">
            <text:p>&lt;item code = "Torch " type = "good"&gt;&lt;price money = "cp "&gt;1&lt;/price&gt; &lt;weight&gt;1&lt;/weight&gt; &lt;/item&gt;</text:p>
          </table:table-cell>
        </table:table-row>
        <table:table-row table:style-name="ro4">
          <table:table-cell table:style-name="ce2" office:value-type="string">
            <text:p>Vial, ink or potion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41913">
            <text:p>41.913</text:p>
          </table:table-cell>
          <table:table-cell office:value-type="string">
            <text:p>lb.</text:p>
          </table:table-cell>
          <table:table-cell table:formula="of:=CONCATENATE(&quot;&lt;item code = &quot;&quot;&quot;;[.A65];&quot;&quot;&quot; type = &quot;&quot;good&quot;&quot;&gt;&lt;price money = &quot;&quot;&quot;;[.C65];&quot;&quot;&quot;&gt;&quot;;[.B65];&quot;&lt;/price&gt; &lt;weight&gt;&quot;;[.D65];&quot;&lt;/weight&gt; &lt;/item&gt;&quot;)" office:value-type="string" office:string-value="&lt;item code = &quot;Vial, ink or potion &quot; type = &quot;good&quot;&gt;&lt;price money = &quot;gp &quot;&gt;1&lt;/price&gt; &lt;weight&gt;41913&lt;/weight&gt; &lt;/item&gt;">
            <text:p>&lt;item code = "Vial, ink or potion " type = "good"&gt;&lt;price money = "gp "&gt;1&lt;/price&gt; &lt;weight&gt;41913&lt;/weight&gt; &lt;/item&gt;</text:p>
          </table:table-cell>
        </table:table-row>
        <table:table-row table:style-name="ro1">
          <table:table-cell table:style-name="ce2" office:value-type="string">
            <text:p>Waterskin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p </text:p>
          </table:table-cell>
          <table:table-cell table:style-name="ce4" office:value-type="float" office:value="4">
            <text:p>4</text:p>
          </table:table-cell>
          <table:table-cell office:value-type="string">
            <text:p>lb.</text:p>
          </table:table-cell>
          <table:table-cell table:formula="of:=CONCATENATE(&quot;&lt;item code = &quot;&quot;&quot;;[.A66];&quot;&quot;&quot; type = &quot;&quot;good&quot;&quot;&gt;&lt;price money = &quot;&quot;&quot;;[.C66];&quot;&quot;&quot;&gt;&quot;;[.B66];&quot;&lt;/price&gt; &lt;weight&gt;&quot;;[.D66];&quot;&lt;/weight&gt; &lt;/item&gt;&quot;)" office:value-type="string" office:string-value="&lt;item code = &quot;Waterskin &quot; type = &quot;good&quot;&gt;&lt;price money = &quot;gp &quot;&gt;1&lt;/price&gt; &lt;weight&gt;4&lt;/weight&gt; &lt;/item&gt;">
            <text:p>&lt;item code = "Waterskin " type = "good"&gt;&lt;price money = "gp "&gt;1&lt;/price&gt; &lt;weight&gt;4&lt;/weight&gt; &lt;/item&gt;</text:p>
          </table:table-cell>
        </table:table-row>
        <table:table-row table:style-name="ro1">
          <table:table-cell table:style-name="ce2" office:value-type="string">
            <text:p>Whetstone 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p </text:p>
          </table:table-cell>
          <table:table-cell table:style-name="ce4" office:value-type="float" office:value="1">
            <text:p>1</text:p>
          </table:table-cell>
          <table:table-cell office:value-type="string">
            <text:p>lb.</text:p>
          </table:table-cell>
          <table:table-cell table:formula="of:=CONCATENATE(&quot;&lt;item code = &quot;&quot;&quot;;[.A67];&quot;&quot;&quot; type = &quot;&quot;good&quot;&quot;&gt;&lt;price money = &quot;&quot;&quot;;[.C67];&quot;&quot;&quot;&gt;&quot;;[.B67];&quot;&lt;/price&gt; &lt;weight&gt;&quot;;[.D67];&quot;&lt;/weight&gt; &lt;/item&gt;&quot;)" office:value-type="string" office:string-value="&lt;item code = &quot;Whetstone &quot; type = &quot;good&quot;&gt;&lt;price money = &quot;cp &quot;&gt;2&lt;/price&gt; &lt;weight&gt;1&lt;/weight&gt; &lt;/item&gt;">
            <text:p>&lt;item code = "Whetstone " type = "good"&gt;&lt;price money = "cp "&gt;2&lt;/price&gt; &lt;weight&gt;1&lt;/weight&gt; &lt;/item&gt;</text:p>
          </table:table-cell>
        </table:table-row>
        <table:table-row table:style-name="ro3" table:number-rows-repeated="1048508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Weapons" table:style-name="ta1"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>
            <text:p>Simple</text:p>
          </table:table-cell>
          <table:table-cell table:number-columns-repeated="10"/>
        </table:table-row>
        <table:table-row table:style-name="ro3">
          <table:table-cell table:style-name="ce2" office:value-type="string">
            <text:p>Unarmed Attacks </text:p>
          </table:table-cell>
          <table:table-cell table:number-columns-repeated="10"/>
        </table:table-row>
        <table:table-row table:style-name="ro1">
          <table:table-cell office:value-type="string">
            <text:p>Gauntlet </text:p>
          </table:table-cell>
          <table:table-cell office:value-type="float" office:value="2">
            <text:p>2</text:p>
          </table:table-cell>
          <table:table-cell office:value-type="string">
            <text:p>gp </text:p>
          </table:table-cell>
          <table:table-cell office:value-type="string">
            <text:p>1d2 </text:p>
          </table:table-cell>
          <table:table-cell office:value-type="string">
            <text:p>1d3 </text:p>
          </table:table-cell>
          <table:table-cell office:value-type="string">
            <text:p>×2 </text:p>
          </table:table-cell>
          <table:table-cell office:value-type="string">
            <text:p>— </text:p>
          </table:table-cell>
          <table:table-cell office:value-type="float" office:value="1">
            <text:p>1</text:p>
          </table:table-cell>
          <table:table-cell office:value-type="string">
            <text:p>lb.</text:p>
          </table:table-cell>
          <table:table-cell office:value-type="string">
            <text:p>Bludgeoning</text:p>
          </table:table-cell>
          <table:table-cell table:formula="of:=&quot;&lt;item code = &quot;&quot;&quot;&amp;[.A3]&amp;&quot;&quot;&quot; type = &quot;&quot;&quot;&amp;&quot;&quot;&quot;&gt;&lt;price money = &quot;&quot;&quot;&amp;[.C3]&amp;&quot;&quot;&quot;&gt;&quot;&amp;[.B3]&amp;&quot;&lt;/price&gt; &lt;weight&gt;&quot;&amp;[.H3]&amp;&quot;&lt;/weight&gt;&lt;weapon damage = &quot;&quot;&quot;&amp;[.E3]&amp;&quot;&quot;&quot; critical = &quot;&quot;&quot;&amp;[.F3]&amp;&quot;&quot;&quot;&gt;&lt;/weapon&gt; &lt;/item&gt;&quot;" office:value-type="string" office:string-value="&lt;item code = &quot;Gauntlet &quot; type = &quot;&quot;&gt;&lt;price money = &quot;gp &quot;&gt;2&lt;/price&gt; &lt;weight&gt;1&lt;/weight&gt;&lt;weapon damage = &quot;1d3 &quot; critical = &quot;×2 &quot;&gt;&lt;/weapon&gt; &lt;/item&gt;">
            <text:p>&lt;item code = "Gauntlet " type = ""&gt;&lt;price money = "gp "&gt;2&lt;/price&gt; &lt;weight&gt;1&lt;/weight&gt;&lt;weapon damage = "1d3 " critical = "×2 "&gt;&lt;/weapon&gt; &lt;/item&gt;</text:p>
          </table:table-cell>
        </table:table-row>
        <table:table-row table:style-name="ro1">
          <table:table-cell office:value-type="string">
            <text:p>Unarmed strike </text:p>
          </table:table-cell>
          <table:table-cell office:value-type="string">
            <text:p>— </text:p>
          </table:table-cell>
          <table:table-cell/>
          <table:table-cell office:value-type="string">
            <text:p>1d2</text:p>
          </table:table-cell>
          <table:table-cell office:value-type="string">
            <text:p>1d3</text:p>
          </table:table-cell>
          <table:table-cell office:value-type="string">
            <text:p>×2 </text:p>
          </table:table-cell>
          <table:table-cell office:value-type="string">
            <text:p>— </text:p>
          </table:table-cell>
          <table:table-cell office:value-type="string">
            <text:p>—</text:p>
          </table:table-cell>
          <table:table-cell/>
          <table:table-cell office:value-type="string">
            <text:p>Bludgeoning</text:p>
          </table:table-cell>
          <table:table-cell/>
        </table:table-row>
        <table:table-row table:style-name="ro1">
          <table:table-cell office:value-type="string">
            <text:p>Light Melee Weapons</text:p>
          </table:table-cell>
          <table:table-cell table:number-columns-repeated="10"/>
        </table:table-row>
        <table:table-row table:style-name="ro1">
          <table:table-cell office:value-type="string">
            <text:p>Dagger </text:p>
          </table:table-cell>
          <table:table-cell office:value-type="float" office:value="2">
            <text:p>2</text:p>
          </table:table-cell>
          <table:table-cell office:value-type="string">
            <text:p>gp </text:p>
          </table:table-cell>
          <table:table-cell office:value-type="string">
            <text:p>1d3 </text:p>
          </table:table-cell>
          <table:table-cell office:value-type="string">
            <text:p>1d4 </text:p>
          </table:table-cell>
          <table:table-cell office:value-type="string">
            <text:p>19-20/×2 </text:p>
          </table:table-cell>
          <table:table-cell office:value-type="string">
            <text:p>10 ft. </text:p>
          </table:table-cell>
          <table:table-cell office:value-type="float" office:value="1">
            <text:p>1</text:p>
          </table:table-cell>
          <table:table-cell office:value-type="string">
            <text:p>lb.</text:p>
          </table:table-cell>
          <table:table-cell office:value-type="string">
            <text:p>Piercing or slashing</text:p>
          </table:table-cell>
          <table:table-cell/>
        </table:table-row>
        <table:table-row table:style-name="ro1">
          <table:table-cell office:value-type="string">
            <text:p>Dagger, punching </text:p>
          </table:table-cell>
          <table:table-cell office:value-type="float" office:value="2">
            <text:p>2</text:p>
          </table:table-cell>
          <table:table-cell office:value-type="string">
            <text:p>gp </text:p>
          </table:table-cell>
          <table:table-cell office:value-type="string">
            <text:p>1d3 </text:p>
          </table:table-cell>
          <table:table-cell office:value-type="string">
            <text:p>1d4 </text:p>
          </table:table-cell>
          <table:table-cell office:value-type="string">
            <text:p>×3 </text:p>
          </table:table-cell>
          <table:table-cell office:value-type="string">
            <text:p>— </text:p>
          </table:table-cell>
          <table:table-cell office:value-type="float" office:value="1">
            <text:p>1</text:p>
          </table:table-cell>
          <table:table-cell office:value-type="string">
            <text:p>lb.</text:p>
          </table:table-cell>
          <table:table-cell office:value-type="string">
            <text:p>Piercing</text:p>
          </table:table-cell>
          <table:table-cell/>
        </table:table-row>
        <table:table-row table:style-name="ro1">
          <table:table-cell office:value-type="string">
            <text:p>Gauntlet, spiked </text:p>
          </table:table-cell>
          <table:table-cell office:value-type="float" office:value="5">
            <text:p>5</text:p>
          </table:table-cell>
          <table:table-cell office:value-type="string">
            <text:p>gp </text:p>
          </table:table-cell>
          <table:table-cell office:value-type="string">
            <text:p>1d3 </text:p>
          </table:table-cell>
          <table:table-cell office:value-type="string">
            <text:p>1d4 </text:p>
          </table:table-cell>
          <table:table-cell office:value-type="string">
            <text:p>×2 </text:p>
          </table:table-cell>
          <table:table-cell office:value-type="string">
            <text:p>— </text:p>
          </table:table-cell>
          <table:table-cell office:value-type="float" office:value="1">
            <text:p>1</text:p>
          </table:table-cell>
          <table:table-cell office:value-type="string">
            <text:p>lb.</text:p>
          </table:table-cell>
          <table:table-cell office:value-type="string">
            <text:p>Piercing</text:p>
          </table:table-cell>
          <table:table-cell/>
        </table:table-row>
        <table:table-row table:style-name="ro1">
          <table:table-cell office:value-type="string">
            <text:p>Mace, light </text:p>
          </table:table-cell>
          <table:table-cell office:value-type="float" office:value="5">
            <text:p>5</text:p>
          </table:table-cell>
          <table:table-cell office:value-type="string">
            <text:p>gp </text:p>
          </table:table-cell>
          <table:table-cell office:value-type="string">
            <text:p>1d4 </text:p>
          </table:table-cell>
          <table:table-cell office:value-type="string">
            <text:p>1d6 </text:p>
          </table:table-cell>
          <table:table-cell office:value-type="string">
            <text:p>×2 </text:p>
          </table:table-cell>
          <table:table-cell office:value-type="string">
            <text:p>— </text:p>
          </table:table-cell>
          <table:table-cell office:value-type="float" office:value="4">
            <text:p>4</text:p>
          </table:table-cell>
          <table:table-cell office:value-type="string">
            <text:p>lb.</text:p>
          </table:table-cell>
          <table:table-cell office:value-type="string">
            <text:p>Bludgeoning</text:p>
          </table:table-cell>
          <table:table-cell/>
        </table:table-row>
        <table:table-row table:style-name="ro1">
          <table:table-cell office:value-type="string">
            <text:p>Sickle </text:p>
          </table:table-cell>
          <table:table-cell office:value-type="float" office:value="6">
            <text:p>6</text:p>
          </table:table-cell>
          <table:table-cell office:value-type="string">
            <text:p>gp </text:p>
          </table:table-cell>
          <table:table-cell office:value-type="string">
            <text:p>1d4 </text:p>
          </table:table-cell>
          <table:table-cell office:value-type="string">
            <text:p>1d6 </text:p>
          </table:table-cell>
          <table:table-cell office:value-type="string">
            <text:p>×2 </text:p>
          </table:table-cell>
          <table:table-cell office:value-type="string">
            <text:p>— </text:p>
          </table:table-cell>
          <table:table-cell office:value-type="float" office:value="2">
            <text:p>2</text:p>
          </table:table-cell>
          <table:table-cell office:value-type="string">
            <text:p>lb.</text:p>
          </table:table-cell>
          <table:table-cell office:value-type="string">
            <text:p>Slashing</text:p>
          </table:table-cell>
          <table:table-cell/>
        </table:table-row>
        <table:table-row table:style-name="ro1">
          <table:table-cell office:value-type="string">
            <text:p>One-Handed Melee Weapons</text:p>
          </table:table-cell>
          <table:table-cell table:number-columns-repeated="10"/>
        </table:table-row>
        <table:table-row table:style-name="ro1">
          <table:table-cell office:value-type="string">
            <text:p>Club </text:p>
          </table:table-cell>
          <table:table-cell office:value-type="string">
            <text:p>— </text:p>
          </table:table-cell>
          <table:table-cell/>
          <table:table-cell office:value-type="string">
            <text:p>1d4 </text:p>
          </table:table-cell>
          <table:table-cell office:value-type="string">
            <text:p>1d6 </text:p>
          </table:table-cell>
          <table:table-cell office:value-type="string">
            <text:p>×2 </text:p>
          </table:table-cell>
          <table:table-cell office:value-type="string">
            <text:p>10 ft. </text:p>
          </table:table-cell>
          <table:table-cell office:value-type="float" office:value="3">
            <text:p>3</text:p>
          </table:table-cell>
          <table:table-cell office:value-type="string">
            <text:p>lb.</text:p>
          </table:table-cell>
          <table:table-cell office:value-type="string">
            <text:p>Bludgeoning</text:p>
          </table:table-cell>
          <table:table-cell/>
        </table:table-row>
        <table:table-row table:style-name="ro1">
          <table:table-cell office:value-type="string">
            <text:p>Mace, heavy </text:p>
          </table:table-cell>
          <table:table-cell office:value-type="float" office:value="12">
            <text:p>12</text:p>
          </table:table-cell>
          <table:table-cell office:value-type="string">
            <text:p>gp </text:p>
          </table:table-cell>
          <table:table-cell office:value-type="string">
            <text:p>1d6 </text:p>
          </table:table-cell>
          <table:table-cell office:value-type="string">
            <text:p>1d8 </text:p>
          </table:table-cell>
          <table:table-cell office:value-type="string">
            <text:p>×2 </text:p>
          </table:table-cell>
          <table:table-cell office:value-type="string">
            <text:p>— </text:p>
          </table:table-cell>
          <table:table-cell office:value-type="float" office:value="8">
            <text:p>8</text:p>
          </table:table-cell>
          <table:table-cell office:value-type="string">
            <text:p>lb.</text:p>
          </table:table-cell>
          <table:table-cell office:value-type="string">
            <text:p>Bludgeoning</text:p>
          </table:table-cell>
          <table:table-cell/>
        </table:table-row>
        <table:table-row table:style-name="ro1">
          <table:table-cell office:value-type="string">
            <text:p>Morningstar </text:p>
          </table:table-cell>
          <table:table-cell office:value-type="float" office:value="8">
            <text:p>8</text:p>
          </table:table-cell>
          <table:table-cell office:value-type="string">
            <text:p>gp </text:p>
          </table:table-cell>
          <table:table-cell office:value-type="string">
            <text:p>1d6 </text:p>
          </table:table-cell>
          <table:table-cell office:value-type="string">
            <text:p>1d8 </text:p>
          </table:table-cell>
          <table:table-cell office:value-type="string">
            <text:p>×2 </text:p>
          </table:table-cell>
          <table:table-cell office:value-type="string">
            <text:p>— </text:p>
          </table:table-cell>
          <table:table-cell office:value-type="float" office:value="6">
            <text:p>6</text:p>
          </table:table-cell>
          <table:table-cell office:value-type="string">
            <text:p>lb.</text:p>
          </table:table-cell>
          <table:table-cell office:value-type="string">
            <text:p>Bludgeoning and piercing</text:p>
          </table:table-cell>
          <table:table-cell/>
        </table:table-row>
        <table:table-row table:style-name="ro1">
          <table:table-cell office:value-type="string">
            <text:p>Shortspear </text:p>
          </table:table-cell>
          <table:table-cell office:value-type="float" office:value="1">
            <text:p>1</text:p>
          </table:table-cell>
          <table:table-cell office:value-type="string">
            <text:p>gp </text:p>
          </table:table-cell>
          <table:table-cell office:value-type="string">
            <text:p>1d4 </text:p>
          </table:table-cell>
          <table:table-cell office:value-type="string">
            <text:p>1d6 </text:p>
          </table:table-cell>
          <table:table-cell office:value-type="string">
            <text:p>×2 </text:p>
          </table:table-cell>
          <table:table-cell office:value-type="string">
            <text:p>20 ft. </text:p>
          </table:table-cell>
          <table:table-cell office:value-type="float" office:value="3">
            <text:p>3</text:p>
          </table:table-cell>
          <table:table-cell office:value-type="string">
            <text:p>lb.</text:p>
          </table:table-cell>
          <table:table-cell office:value-type="string">
            <text:p>Piercing</text:p>
          </table:table-cell>
          <table:table-cell/>
        </table:table-row>
        <table:table-row table:style-name="ro1">
          <table:table-cell office:value-type="string">
            <text:p>Two-Handed Melee Weapons</text:p>
          </table:table-cell>
          <table:table-cell table:number-columns-repeated="10"/>
        </table:table-row>
        <table:table-row table:style-name="ro1">
          <table:table-cell office:value-type="string">
            <text:p>Longspear</text:p>
          </table:table-cell>
          <table:table-cell office:value-type="float" office:value="5">
            <text:p>5</text:p>
          </table:table-cell>
          <table:table-cell office:value-type="string">
            <text:p>gp </text:p>
          </table:table-cell>
          <table:table-cell office:value-type="string">
            <text:p>1d6 </text:p>
          </table:table-cell>
          <table:table-cell office:value-type="string">
            <text:p>1d8 </text:p>
          </table:table-cell>
          <table:table-cell office:value-type="string">
            <text:p>×3 </text:p>
          </table:table-cell>
          <table:table-cell office:value-type="string">
            <text:p>— </text:p>
          </table:table-cell>
          <table:table-cell office:value-type="float" office:value="9">
            <text:p>9</text:p>
          </table:table-cell>
          <table:table-cell office:value-type="string">
            <text:p>lb.</text:p>
          </table:table-cell>
          <table:table-cell office:value-type="string">
            <text:p>Piercing</text:p>
          </table:table-cell>
          <table:table-cell/>
        </table:table-row>
        <table:table-row table:style-name="ro1">
          <table:table-cell office:value-type="string">
            <text:p>Quarterstaff</text:p>
          </table:table-cell>
          <table:table-cell/>
          <table:table-cell office:value-type="string">
            <text:p>— </text:p>
          </table:table-cell>
          <table:table-cell office:value-type="string">
            <text:p>1d4/1d4 </text:p>
          </table:table-cell>
          <table:table-cell office:value-type="string">
            <text:p>1d6/1d6 </text:p>
          </table:table-cell>
          <table:table-cell office:value-type="string">
            <text:p>×2 </text:p>
          </table:table-cell>
          <table:table-cell office:value-type="string">
            <text:p>— </text:p>
          </table:table-cell>
          <table:table-cell office:value-type="float" office:value="4">
            <text:p>4</text:p>
          </table:table-cell>
          <table:table-cell office:value-type="string">
            <text:p>lb.</text:p>
          </table:table-cell>
          <table:table-cell office:value-type="string">
            <text:p>Bludgeoning</text:p>
          </table:table-cell>
          <table:table-cell/>
        </table:table-row>
        <table:table-row table:style-name="ro1">
          <table:table-cell office:value-type="string">
            <text:p>Spear </text:p>
          </table:table-cell>
          <table:table-cell office:value-type="float" office:value="2">
            <text:p>2</text:p>
          </table:table-cell>
          <table:table-cell office:value-type="string">
            <text:p>gp </text:p>
          </table:table-cell>
          <table:table-cell office:value-type="string">
            <text:p>1d6 </text:p>
          </table:table-cell>
          <table:table-cell office:value-type="string">
            <text:p>1d8 </text:p>
          </table:table-cell>
          <table:table-cell office:value-type="string">
            <text:p>×3 </text:p>
          </table:table-cell>
          <table:table-cell office:value-type="string">
            <text:p>20 ft. </text:p>
          </table:table-cell>
          <table:table-cell office:value-type="float" office:value="6">
            <text:p>6</text:p>
          </table:table-cell>
          <table:table-cell office:value-type="string">
            <text:p>lb.</text:p>
          </table:table-cell>
          <table:table-cell office:value-type="string">
            <text:p>Piercing</text:p>
          </table:table-cell>
          <table:table-cell/>
        </table:table-row>
        <table:table-row table:style-name="ro1">
          <table:table-cell office:value-type="string">
            <text:p>Ranged Weapons</text:p>
          </table:table-cell>
          <table:table-cell table:number-columns-repeated="10"/>
        </table:table-row>
        <table:table-row table:style-name="ro1">
          <table:table-cell office:value-type="string">
            <text:p>Crossbow, heavy </text:p>
          </table:table-cell>
          <table:table-cell office:value-type="float" office:value="50">
            <text:p>50</text:p>
          </table:table-cell>
          <table:table-cell office:value-type="string">
            <text:p>gp </text:p>
          </table:table-cell>
          <table:table-cell office:value-type="string">
            <text:p>1d8 </text:p>
          </table:table-cell>
          <table:table-cell office:value-type="string">
            <text:p>1d10 </text:p>
          </table:table-cell>
          <table:table-cell office:value-type="string">
            <text:p>19-20/×2 </text:p>
          </table:table-cell>
          <table:table-cell office:value-type="string">
            <text:p>120 ft. </text:p>
          </table:table-cell>
          <table:table-cell office:value-type="float" office:value="8">
            <text:p>8</text:p>
          </table:table-cell>
          <table:table-cell office:value-type="string">
            <text:p>lb.</text:p>
          </table:table-cell>
          <table:table-cell office:value-type="string">
            <text:p>Piercing</text:p>
          </table:table-cell>
          <table:table-cell/>
        </table:table-row>
        <table:table-row table:style-name="ro1">
          <table:table-cell office:value-type="string">
            <text:p>Bolts, crossbow (10) </text:p>
          </table:table-cell>
          <table:table-cell office:value-type="float" office:value="1">
            <text:p>1</text:p>
          </table:table-cell>
          <table:table-cell office:value-type="string">
            <text:p>gp </text:p>
          </table:table-cell>
          <table:table-cell table:number-columns-repeated="4" office:value-type="string">
            <text:p>— </text:p>
          </table:table-cell>
          <table:table-cell office:value-type="float" office:value="1">
            <text:p>1</text:p>
          </table:table-cell>
          <table:table-cell office:value-type="string">
            <text:p>lb.</text:p>
          </table:table-cell>
          <table:table-cell office:value-type="string">
            <text:p>—</text:p>
          </table:table-cell>
          <table:table-cell/>
        </table:table-row>
        <table:table-row table:style-name="ro1">
          <table:table-cell office:value-type="string">
            <text:p>Crossbow, light </text:p>
          </table:table-cell>
          <table:table-cell office:value-type="float" office:value="35">
            <text:p>35</text:p>
          </table:table-cell>
          <table:table-cell office:value-type="string">
            <text:p>gp </text:p>
          </table:table-cell>
          <table:table-cell office:value-type="string">
            <text:p>1d6 </text:p>
          </table:table-cell>
          <table:table-cell office:value-type="string">
            <text:p>1d8 </text:p>
          </table:table-cell>
          <table:table-cell office:value-type="string">
            <text:p>19-20/×2 </text:p>
          </table:table-cell>
          <table:table-cell office:value-type="string">
            <text:p>80 ft. </text:p>
          </table:table-cell>
          <table:table-cell office:value-type="float" office:value="4">
            <text:p>4</text:p>
          </table:table-cell>
          <table:table-cell office:value-type="string">
            <text:p>lb.</text:p>
          </table:table-cell>
          <table:table-cell office:value-type="string">
            <text:p>Piercing</text:p>
          </table:table-cell>
          <table:table-cell/>
        </table:table-row>
        <table:table-row table:style-name="ro1">
          <table:table-cell office:value-type="string">
            <text:p>Bolts, crossbow (10) </text:p>
          </table:table-cell>
          <table:table-cell office:value-type="float" office:value="1">
            <text:p>1</text:p>
          </table:table-cell>
          <table:table-cell office:value-type="string">
            <text:p>gp </text:p>
          </table:table-cell>
          <table:table-cell table:number-columns-repeated="4" office:value-type="string">
            <text:p>— </text:p>
          </table:table-cell>
          <table:table-cell office:value-type="float" office:value="1">
            <text:p>1</text:p>
          </table:table-cell>
          <table:table-cell office:value-type="string">
            <text:p>lb.</text:p>
          </table:table-cell>
          <table:table-cell office:value-type="string">
            <text:p>—</text:p>
          </table:table-cell>
          <table:table-cell/>
        </table:table-row>
        <table:table-row table:style-name="ro1">
          <table:table-cell office:value-type="string">
            <text:p>Dart </text:p>
          </table:table-cell>
          <table:table-cell office:value-type="float" office:value="5">
            <text:p>5</text:p>
          </table:table-cell>
          <table:table-cell office:value-type="string">
            <text:p>sp </text:p>
          </table:table-cell>
          <table:table-cell office:value-type="string">
            <text:p>1d3 </text:p>
          </table:table-cell>
          <table:table-cell office:value-type="string">
            <text:p>1d4 </text:p>
          </table:table-cell>
          <table:table-cell office:value-type="string">
            <text:p>×2 </text:p>
          </table:table-cell>
          <table:table-cell office:value-type="string">
            <text:p>20 ft. </text:p>
          </table:table-cell>
          <table:table-cell office:value-type="float" office:value="0.5">
            <text:p>0,5</text:p>
          </table:table-cell>
          <table:table-cell office:value-type="string">
            <text:p>lb.</text:p>
          </table:table-cell>
          <table:table-cell office:value-type="string">
            <text:p>Piercing</text:p>
          </table:table-cell>
          <table:table-cell/>
        </table:table-row>
        <table:table-row table:style-name="ro1">
          <table:table-cell office:value-type="string">
            <text:p>Javelin </text:p>
          </table:table-cell>
          <table:table-cell office:value-type="float" office:value="1">
            <text:p>1</text:p>
          </table:table-cell>
          <table:table-cell office:value-type="string">
            <text:p>gp </text:p>
          </table:table-cell>
          <table:table-cell office:value-type="string">
            <text:p>1d4 </text:p>
          </table:table-cell>
          <table:table-cell office:value-type="string">
            <text:p>1d6 </text:p>
          </table:table-cell>
          <table:table-cell office:value-type="string">
            <text:p>×2 </text:p>
          </table:table-cell>
          <table:table-cell office:value-type="string">
            <text:p>30 ft. </text:p>
          </table:table-cell>
          <table:table-cell office:value-type="float" office:value="2">
            <text:p>2</text:p>
          </table:table-cell>
          <table:table-cell office:value-type="string">
            <text:p>lb.</text:p>
          </table:table-cell>
          <table:table-cell office:value-type="string">
            <text:p>Piercing</text:p>
          </table:table-cell>
          <table:table-cell/>
        </table:table-row>
        <table:table-row table:style-name="ro1">
          <table:table-cell office:value-type="string">
            <text:p>Sling </text:p>
          </table:table-cell>
          <table:table-cell/>
          <table:table-cell office:value-type="string">
            <text:p>— </text:p>
          </table:table-cell>
          <table:table-cell office:value-type="string">
            <text:p>1d3 </text:p>
          </table:table-cell>
          <table:table-cell office:value-type="string">
            <text:p>1d4 </text:p>
          </table:table-cell>
          <table:table-cell office:value-type="string">
            <text:p>×2 </text:p>
          </table:table-cell>
          <table:table-cell office:value-type="string">
            <text:p>50 ft. </text:p>
          </table:table-cell>
          <table:table-cell office:value-type="float" office:value="0">
            <text:p>0</text:p>
          </table:table-cell>
          <table:table-cell office:value-type="string">
            <text:p>lb.</text:p>
          </table:table-cell>
          <table:table-cell office:value-type="string">
            <text:p>Bludgeoning</text:p>
          </table:table-cell>
          <table:table-cell/>
        </table:table-row>
        <table:table-row table:style-name="ro1">
          <table:table-cell office:value-type="string">
            <text:p>Bullets, sling (10) </text:p>
          </table:table-cell>
          <table:table-cell office:value-type="float" office:value="1">
            <text:p>1</text:p>
          </table:table-cell>
          <table:table-cell office:value-type="string">
            <text:p>sp </text:p>
          </table:table-cell>
          <table:table-cell table:number-columns-repeated="4" office:value-type="string">
            <text:p>— </text:p>
          </table:table-cell>
          <table:table-cell office:value-type="float" office:value="5">
            <text:p>5</text:p>
          </table:table-cell>
          <table:table-cell office:value-type="string">
            <text:p>lb.</text:p>
          </table:table-cell>
          <table:table-cell office:value-type="string">
            <text:p>—</text:p>
          </table:table-cell>
          <table:table-cell/>
        </table:table-row>
      </table:table>
      <table:table table:name="Skills ITA" table:style-name="ta1">
        <table:table-column table:style-name="co1" table:number-columns-repeated="4" table:default-cell-style-name="Default"/>
        <table:table-row table:style-name="ro3">
          <table:table-cell table:number-columns-repeated="4"/>
        </table:table-row>
        <table:table-row table:style-name="ro1">
          <table:table-cell office:value-type="string">
            <text:p>Appraise</text:p>
          </table:table-cell>
          <table:table-cell office:value-type="string">
            <text:p>Valutare</text:p>
          </table:table-cell>
          <table:table-cell/>
          <table:table-cell table:formula="of:=&quot;&lt;skill code = &quot;&quot;&quot;&amp;[.A2]&amp;&quot;&quot;&quot; translation = &quot;&quot;&quot;&amp;[.B2]&amp;&quot;&quot;&quot;/&gt;&quot;" office:value-type="string" office:string-value="&lt;skill code = &quot;Appraise&quot; translation = &quot;Valutare&quot;/&gt;">
            <text:p>&lt;skill code = "Appraise" translation = "Valutare"/&gt;</text:p>
          </table:table-cell>
        </table:table-row>
        <table:table-row table:style-name="ro1">
          <table:table-cell office:value-type="string">
            <text:p>Balance</text:p>
          </table:table-cell>
          <table:table-cell office:value-type="string">
            <text:p>Equilibrio</text:p>
          </table:table-cell>
          <table:table-cell/>
          <table:table-cell table:formula="of:=&quot;&lt;skill code = &quot;&quot;&quot;&amp;[.A3]&amp;&quot;&quot;&quot; translation = &quot;&quot;&quot;&amp;[.B3]&amp;&quot;&quot;&quot;/&gt;&quot;" office:value-type="string" office:string-value="&lt;skill code = &quot;Balance&quot; translation = &quot;Equilibrio&quot;/&gt;">
            <text:p>&lt;skill code = "Balance" translation = "Equilibrio"/&gt;</text:p>
          </table:table-cell>
        </table:table-row>
        <table:table-row table:style-name="ro3">
          <table:table-cell office:value-type="string">
            <text:p>Bluff</text:p>
          </table:table-cell>
          <table:table-cell office:value-type="string">
            <text:p>Raggirare</text:p>
          </table:table-cell>
          <table:table-cell/>
          <table:table-cell table:formula="of:=&quot;&lt;skill code = &quot;&quot;&quot;&amp;[.A4]&amp;&quot;&quot;&quot; translation = &quot;&quot;&quot;&amp;[.B4]&amp;&quot;&quot;&quot;/&gt;&quot;" office:value-type="string" office:string-value="&lt;skill code = &quot;Bluff&quot; translation = &quot;Raggirare&quot;/&gt;">
            <text:p>&lt;skill code = "Bluff" translation = "Raggirare"/&gt;</text:p>
          </table:table-cell>
        </table:table-row>
        <table:table-row table:style-name="ro1">
          <table:table-cell office:value-type="string">
            <text:p>Climb</text:p>
          </table:table-cell>
          <table:table-cell office:value-type="string">
            <text:p>Scalare</text:p>
          </table:table-cell>
          <table:table-cell/>
          <table:table-cell table:formula="of:=&quot;&lt;skill code = &quot;&quot;&quot;&amp;[.A5]&amp;&quot;&quot;&quot; translation = &quot;&quot;&quot;&amp;[.B5]&amp;&quot;&quot;&quot;/&gt;&quot;" office:value-type="string" office:string-value="&lt;skill code = &quot;Climb&quot; translation = &quot;Scalare&quot;/&gt;">
            <text:p>&lt;skill code = "Climb" translation = "Scalare"/&gt;</text:p>
          </table:table-cell>
        </table:table-row>
        <table:table-row table:style-name="ro1">
          <table:table-cell office:value-type="string">
            <text:p>Concentration</text:p>
          </table:table-cell>
          <table:table-cell office:value-type="string">
            <text:p>Concentrazione</text:p>
          </table:table-cell>
          <table:table-cell/>
          <table:table-cell table:formula="of:=&quot;&lt;skill code = &quot;&quot;&quot;&amp;[.A6]&amp;&quot;&quot;&quot; translation = &quot;&quot;&quot;&amp;[.B6]&amp;&quot;&quot;&quot;/&gt;&quot;" office:value-type="string" office:string-value="&lt;skill code = &quot;Concentration&quot; translation = &quot;Concentrazione&quot;/&gt;">
            <text:p>&lt;skill code = "Concentration" translation = "Concentrazione"/&gt;</text:p>
          </table:table-cell>
        </table:table-row>
        <table:table-row table:style-name="ro1">
          <table:table-cell office:value-type="string">
            <text:p>Craft</text:p>
          </table:table-cell>
          <table:table-cell office:value-type="string">
            <text:p>Artigianato</text:p>
          </table:table-cell>
          <table:table-cell/>
          <table:table-cell table:formula="of:=&quot;&lt;skill code = &quot;&quot;&quot;&amp;[.A7]&amp;&quot;&quot;&quot; translation = &quot;&quot;&quot;&amp;[.B7]&amp;&quot;&quot;&quot;/&gt;&quot;" office:value-type="string" office:string-value="&lt;skill code = &quot;Craft&quot; translation = &quot;Artigianato&quot;/&gt;">
            <text:p>&lt;skill code = "Craft" translation = "Artigianato"/&gt;</text:p>
          </table:table-cell>
        </table:table-row>
        <table:table-row table:style-name="ro1">
          <table:table-cell office:value-type="string">
            <text:p>Decipher Script</text:p>
          </table:table-cell>
          <table:table-cell office:value-type="string">
            <text:p>Decifrare Scritture</text:p>
          </table:table-cell>
          <table:table-cell/>
          <table:table-cell table:formula="of:=&quot;&lt;skill code = &quot;&quot;&quot;&amp;[.A8]&amp;&quot;&quot;&quot; translation = &quot;&quot;&quot;&amp;[.B8]&amp;&quot;&quot;&quot;/&gt;&quot;" office:value-type="string" office:string-value="&lt;skill code = &quot;Decipher Script&quot; translation = &quot;Decifrare Scritture&quot;/&gt;">
            <text:p>&lt;skill code = "Decipher Script" translation = "Decifrare Scritture"/&gt;</text:p>
          </table:table-cell>
        </table:table-row>
        <table:table-row table:style-name="ro1">
          <table:table-cell office:value-type="string">
            <text:p>Diplomacy</text:p>
          </table:table-cell>
          <table:table-cell office:value-type="string">
            <text:p>Diplomazia</text:p>
          </table:table-cell>
          <table:table-cell/>
          <table:table-cell table:formula="of:=&quot;&lt;skill code = &quot;&quot;&quot;&amp;[.A9]&amp;&quot;&quot;&quot; translation = &quot;&quot;&quot;&amp;[.B9]&amp;&quot;&quot;&quot;/&gt;&quot;" office:value-type="string" office:string-value="&lt;skill code = &quot;Diplomacy&quot; translation = &quot;Diplomazia&quot;/&gt;">
            <text:p>&lt;skill code = "Diplomacy" translation = "Diplomazia"/&gt;</text:p>
          </table:table-cell>
        </table:table-row>
        <table:table-row table:style-name="ro1">
          <table:table-cell office:value-type="string">
            <text:p>Disable Device</text:p>
          </table:table-cell>
          <table:table-cell office:value-type="string">
            <text:p>Disattivare congegni</text:p>
          </table:table-cell>
          <table:table-cell/>
          <table:table-cell table:formula="of:=&quot;&lt;skill code = &quot;&quot;&quot;&amp;[.A10]&amp;&quot;&quot;&quot; translation = &quot;&quot;&quot;&amp;[.B10]&amp;&quot;&quot;&quot;/&gt;&quot;" office:value-type="string" office:string-value="&lt;skill code = &quot;Disable Device&quot; translation = &quot;Disattivare congegni&quot;/&gt;">
            <text:p>&lt;skill code = "Disable Device" translation = "Disattivare congegni"/&gt;</text:p>
          </table:table-cell>
        </table:table-row>
        <table:table-row table:style-name="ro1">
          <table:table-cell office:value-type="string">
            <text:p>Disguise</text:p>
          </table:table-cell>
          <table:table-cell office:value-type="string">
            <text:p>Camuffare</text:p>
          </table:table-cell>
          <table:table-cell/>
          <table:table-cell table:formula="of:=&quot;&lt;skill code = &quot;&quot;&quot;&amp;[.A11]&amp;&quot;&quot;&quot; translation = &quot;&quot;&quot;&amp;[.B11]&amp;&quot;&quot;&quot;/&gt;&quot;" office:value-type="string" office:string-value="&lt;skill code = &quot;Disguise&quot; translation = &quot;Camuffare&quot;/&gt;">
            <text:p>&lt;skill code = "Disguise" translation = "Camuffare"/&gt;</text:p>
          </table:table-cell>
        </table:table-row>
        <table:table-row table:style-name="ro1">
          <table:table-cell office:value-type="string">
            <text:p>Escape Artist</text:p>
          </table:table-cell>
          <table:table-cell office:value-type="string">
            <text:p>Artista <text:s/>della Fuga</text:p>
          </table:table-cell>
          <table:table-cell/>
          <table:table-cell table:formula="of:=&quot;&lt;skill code = &quot;&quot;&quot;&amp;[.A12]&amp;&quot;&quot;&quot; translation = &quot;&quot;&quot;&amp;[.B12]&amp;&quot;&quot;&quot;/&gt;&quot;" office:value-type="string" office:string-value="&lt;skill code = &quot;Escape Artist&quot; translation = &quot;Artista  della Fuga&quot;/&gt;">
            <text:p>&lt;skill code = "Escape Artist" translation = "Artista <text:s/>della Fuga"/&gt;</text:p>
          </table:table-cell>
        </table:table-row>
        <table:table-row table:style-name="ro1">
          <table:table-cell office:value-type="string">
            <text:p>Forgery</text:p>
          </table:table-cell>
          <table:table-cell office:value-type="string">
            <text:p>Falsificare</text:p>
          </table:table-cell>
          <table:table-cell/>
          <table:table-cell table:formula="of:=&quot;&lt;skill code = &quot;&quot;&quot;&amp;[.A13]&amp;&quot;&quot;&quot; translation = &quot;&quot;&quot;&amp;[.B13]&amp;&quot;&quot;&quot;/&gt;&quot;" office:value-type="string" office:string-value="&lt;skill code = &quot;Forgery&quot; translation = &quot;Falsificare&quot;/&gt;">
            <text:p>&lt;skill code = "Forgery" translation = "Falsificare"/&gt;</text:p>
          </table:table-cell>
        </table:table-row>
        <table:table-row table:style-name="ro1">
          <table:table-cell office:value-type="string">
            <text:p>Gather Information</text:p>
          </table:table-cell>
          <table:table-cell office:value-type="string">
            <text:p>Raccogliere Informazioni</text:p>
          </table:table-cell>
          <table:table-cell/>
          <table:table-cell table:formula="of:=&quot;&lt;skill code = &quot;&quot;&quot;&amp;[.A14]&amp;&quot;&quot;&quot; translation = &quot;&quot;&quot;&amp;[.B14]&amp;&quot;&quot;&quot;/&gt;&quot;" office:value-type="string" office:string-value="&lt;skill code = &quot;Gather Information&quot; translation = &quot;Raccogliere Informazioni&quot;/&gt;">
            <text:p>&lt;skill code = "Gather Information" translation = "Raccogliere Informazioni"/&gt;</text:p>
          </table:table-cell>
        </table:table-row>
        <table:table-row table:style-name="ro1">
          <table:table-cell office:value-type="string">
            <text:p>Handle Animal</text:p>
          </table:table-cell>
          <table:table-cell office:value-type="string">
            <text:p>Addestrare Animali</text:p>
          </table:table-cell>
          <table:table-cell/>
          <table:table-cell table:formula="of:=&quot;&lt;skill code = &quot;&quot;&quot;&amp;[.A15]&amp;&quot;&quot;&quot; translation = &quot;&quot;&quot;&amp;[.B15]&amp;&quot;&quot;&quot;/&gt;&quot;" office:value-type="string" office:string-value="&lt;skill code = &quot;Handle Animal&quot; translation = &quot;Addestrare Animali&quot;/&gt;">
            <text:p>&lt;skill code = "Handle Animal" translation = "Addestrare Animali"/&gt;</text:p>
          </table:table-cell>
        </table:table-row>
        <table:table-row table:style-name="ro1">
          <table:table-cell office:value-type="string">
            <text:p>Heal</text:p>
          </table:table-cell>
          <table:table-cell office:value-type="string">
            <text:p>Guarire</text:p>
          </table:table-cell>
          <table:table-cell/>
          <table:table-cell table:formula="of:=&quot;&lt;skill code = &quot;&quot;&quot;&amp;[.A16]&amp;&quot;&quot;&quot; translation = &quot;&quot;&quot;&amp;[.B16]&amp;&quot;&quot;&quot;/&gt;&quot;" office:value-type="string" office:string-value="&lt;skill code = &quot;Heal&quot; translation = &quot;Guarire&quot;/&gt;">
            <text:p>&lt;skill code = "Heal" translation = "Guarire"/&gt;</text:p>
          </table:table-cell>
        </table:table-row>
        <table:table-row table:style-name="ro1">
          <table:table-cell office:value-type="string">
            <text:p>Hide</text:p>
          </table:table-cell>
          <table:table-cell office:value-type="string">
            <text:p>Nascondersi</text:p>
          </table:table-cell>
          <table:table-cell/>
          <table:table-cell table:formula="of:=&quot;&lt;skill code = &quot;&quot;&quot;&amp;[.A17]&amp;&quot;&quot;&quot; translation = &quot;&quot;&quot;&amp;[.B17]&amp;&quot;&quot;&quot;/&gt;&quot;" office:value-type="string" office:string-value="&lt;skill code = &quot;Hide&quot; translation = &quot;Nascondersi&quot;/&gt;">
            <text:p>&lt;skill code = "Hide" translation = "Nascondersi"/&gt;</text:p>
          </table:table-cell>
        </table:table-row>
        <table:table-row table:style-name="ro1">
          <table:table-cell office:value-type="string">
            <text:p>Intimidate</text:p>
          </table:table-cell>
          <table:table-cell office:value-type="string">
            <text:p>Intimidire</text:p>
          </table:table-cell>
          <table:table-cell/>
          <table:table-cell table:formula="of:=&quot;&lt;skill code = &quot;&quot;&quot;&amp;[.A18]&amp;&quot;&quot;&quot; translation = &quot;&quot;&quot;&amp;[.B18]&amp;&quot;&quot;&quot;/&gt;&quot;" office:value-type="string" office:string-value="&lt;skill code = &quot;Intimidate&quot; translation = &quot;Intimidire&quot;/&gt;">
            <text:p>&lt;skill code = "Intimidate" translation = "Intimidire"/&gt;</text:p>
          </table:table-cell>
        </table:table-row>
        <table:table-row table:style-name="ro1">
          <table:table-cell office:value-type="string">
            <text:p>Jump</text:p>
          </table:table-cell>
          <table:table-cell office:value-type="string">
            <text:p>Saltare</text:p>
          </table:table-cell>
          <table:table-cell/>
          <table:table-cell table:formula="of:=&quot;&lt;skill code = &quot;&quot;&quot;&amp;[.A19]&amp;&quot;&quot;&quot; translation = &quot;&quot;&quot;&amp;[.B19]&amp;&quot;&quot;&quot;/&gt;&quot;" office:value-type="string" office:string-value="&lt;skill code = &quot;Jump&quot; translation = &quot;Saltare&quot;/&gt;">
            <text:p>&lt;skill code = "Jump" translation = "Saltare"/&gt;</text:p>
          </table:table-cell>
        </table:table-row>
        <table:table-row table:style-name="ro1">
          <table:table-cell office:value-type="string">
            <text:p>Knowledge</text:p>
          </table:table-cell>
          <table:table-cell office:value-type="string">
            <text:p>Conoscenze</text:p>
          </table:table-cell>
          <table:table-cell/>
          <table:table-cell table:formula="of:=&quot;&lt;skill code = &quot;&quot;&quot;&amp;[.A20]&amp;&quot;&quot;&quot; translation = &quot;&quot;&quot;&amp;[.B20]&amp;&quot;&quot;&quot;/&gt;&quot;" office:value-type="string" office:string-value="&lt;skill code = &quot;Knowledge&quot; translation = &quot;Conoscenze&quot;/&gt;">
            <text:p>&lt;skill code = "Knowledge" translation = "Conoscenze"/&gt;</text:p>
          </table:table-cell>
        </table:table-row>
        <table:table-row table:style-name="ro1">
          <table:table-cell office:value-type="string">
            <text:p>Listen</text:p>
          </table:table-cell>
          <table:table-cell office:value-type="string">
            <text:p>Ascoltare</text:p>
          </table:table-cell>
          <table:table-cell/>
          <table:table-cell table:formula="of:=&quot;&lt;skill code = &quot;&quot;&quot;&amp;[.A21]&amp;&quot;&quot;&quot; translation = &quot;&quot;&quot;&amp;[.B21]&amp;&quot;&quot;&quot;/&gt;&quot;" office:value-type="string" office:string-value="&lt;skill code = &quot;Listen&quot; translation = &quot;Ascoltare&quot;/&gt;">
            <text:p>&lt;skill code = "Listen" translation = "Ascoltare"/&gt;</text:p>
          </table:table-cell>
        </table:table-row>
        <table:table-row table:style-name="ro1">
          <table:table-cell office:value-type="string">
            <text:p>Move Silently</text:p>
          </table:table-cell>
          <table:table-cell office:value-type="string">
            <text:p>Muoversi Silenziosamente</text:p>
          </table:table-cell>
          <table:table-cell/>
          <table:table-cell table:formula="of:=&quot;&lt;skill code = &quot;&quot;&quot;&amp;[.A22]&amp;&quot;&quot;&quot; translation = &quot;&quot;&quot;&amp;[.B22]&amp;&quot;&quot;&quot;/&gt;&quot;" office:value-type="string" office:string-value="&lt;skill code = &quot;Move Silently&quot; translation = &quot;Muoversi Silenziosamente&quot;/&gt;">
            <text:p>&lt;skill code = "Move Silently" translation = "Muoversi Silenziosamente"/&gt;</text:p>
          </table:table-cell>
        </table:table-row>
        <table:table-row table:style-name="ro1">
          <table:table-cell office:value-type="string">
            <text:p>Open Lock</text:p>
          </table:table-cell>
          <table:table-cell office:value-type="string">
            <text:p>Scassinare Serrature</text:p>
          </table:table-cell>
          <table:table-cell/>
          <table:table-cell table:formula="of:=&quot;&lt;skill code = &quot;&quot;&quot;&amp;[.A23]&amp;&quot;&quot;&quot; translation = &quot;&quot;&quot;&amp;[.B23]&amp;&quot;&quot;&quot;/&gt;&quot;" office:value-type="string" office:string-value="&lt;skill code = &quot;Open Lock&quot; translation = &quot;Scassinare Serrature&quot;/&gt;">
            <text:p>&lt;skill code = "Open Lock" translation = "Scassinare Serrature"/&gt;</text:p>
          </table:table-cell>
        </table:table-row>
        <table:table-row table:style-name="ro1">
          <table:table-cell office:value-type="string">
            <text:p>Perform</text:p>
          </table:table-cell>
          <table:table-cell office:value-type="string">
            <text:p>Intrattenere</text:p>
          </table:table-cell>
          <table:table-cell/>
          <table:table-cell table:formula="of:=&quot;&lt;skill code = &quot;&quot;&quot;&amp;[.A24]&amp;&quot;&quot;&quot; translation = &quot;&quot;&quot;&amp;[.B24]&amp;&quot;&quot;&quot;/&gt;&quot;" office:value-type="string" office:string-value="&lt;skill code = &quot;Perform&quot; translation = &quot;Intrattenere&quot;/&gt;">
            <text:p>&lt;skill code = "Perform" translation = "Intrattenere"/&gt;</text:p>
          </table:table-cell>
        </table:table-row>
        <table:table-row table:style-name="ro1">
          <table:table-cell office:value-type="string">
            <text:p>Profession</text:p>
          </table:table-cell>
          <table:table-cell office:value-type="string">
            <text:p>Professione</text:p>
          </table:table-cell>
          <table:table-cell/>
          <table:table-cell table:formula="of:=&quot;&lt;skill code = &quot;&quot;&quot;&amp;[.A25]&amp;&quot;&quot;&quot; translation = &quot;&quot;&quot;&amp;[.B25]&amp;&quot;&quot;&quot;/&gt;&quot;" office:value-type="string" office:string-value="&lt;skill code = &quot;Profession&quot; translation = &quot;Professione&quot;/&gt;">
            <text:p>&lt;skill code = "Profession" translation = "Professione"/&gt;</text:p>
          </table:table-cell>
        </table:table-row>
        <table:table-row table:style-name="ro3">
          <table:table-cell office:value-type="string">
            <text:p>Ride</text:p>
          </table:table-cell>
          <table:table-cell office:value-type="string">
            <text:p>Cavalcare</text:p>
          </table:table-cell>
          <table:table-cell/>
          <table:table-cell table:formula="of:=&quot;&lt;skill code = &quot;&quot;&quot;&amp;[.A26]&amp;&quot;&quot;&quot; translation = &quot;&quot;&quot;&amp;[.B26]&amp;&quot;&quot;&quot;/&gt;&quot;" office:value-type="string" office:string-value="&lt;skill code = &quot;Ride&quot; translation = &quot;Cavalcare&quot;/&gt;">
            <text:p>&lt;skill code = "Ride" translation = "Cavalcare"/&gt;</text:p>
          </table:table-cell>
        </table:table-row>
        <table:table-row table:style-name="ro1">
          <table:table-cell office:value-type="string">
            <text:p>Search</text:p>
          </table:table-cell>
          <table:table-cell office:value-type="string">
            <text:p>Cercare</text:p>
          </table:table-cell>
          <table:table-cell/>
          <table:table-cell table:formula="of:=&quot;&lt;skill code = &quot;&quot;&quot;&amp;[.A27]&amp;&quot;&quot;&quot; translation = &quot;&quot;&quot;&amp;[.B27]&amp;&quot;&quot;&quot;/&gt;&quot;" office:value-type="string" office:string-value="&lt;skill code = &quot;Search&quot; translation = &quot;Cercare&quot;/&gt;">
            <text:p>&lt;skill code = "Search" translation = "Cercare"/&gt;</text:p>
          </table:table-cell>
        </table:table-row>
        <table:table-row table:style-name="ro1">
          <table:table-cell office:value-type="string">
            <text:p>Sense Motive</text:p>
          </table:table-cell>
          <table:table-cell office:value-type="string">
            <text:p>Percepire Intenzioni</text:p>
          </table:table-cell>
          <table:table-cell/>
          <table:table-cell table:formula="of:=&quot;&lt;skill code = &quot;&quot;&quot;&amp;[.A28]&amp;&quot;&quot;&quot; translation = &quot;&quot;&quot;&amp;[.B28]&amp;&quot;&quot;&quot;/&gt;&quot;" office:value-type="string" office:string-value="&lt;skill code = &quot;Sense Motive&quot; translation = &quot;Percepire Intenzioni&quot;/&gt;">
            <text:p>&lt;skill code = "Sense Motive" translation = "Percepire Intenzioni"/&gt;</text:p>
          </table:table-cell>
        </table:table-row>
        <table:table-row table:style-name="ro1">
          <table:table-cell office:value-type="string">
            <text:p>Sleight Of Hand</text:p>
          </table:table-cell>
          <table:table-cell office:value-type="string">
            <text:p>Rapidità di Mano</text:p>
          </table:table-cell>
          <table:table-cell/>
          <table:table-cell table:formula="of:=&quot;&lt;skill code = &quot;&quot;&quot;&amp;[.A29]&amp;&quot;&quot;&quot; translation = &quot;&quot;&quot;&amp;[.B29]&amp;&quot;&quot;&quot;/&gt;&quot;" office:value-type="string" office:string-value="&lt;skill code = &quot;Sleight Of Hand&quot; translation = &quot;Rapidità di Mano&quot;/&gt;">
            <text:p>&lt;skill code = "Sleight Of Hand" translation = "Rapidità di Mano"/&gt;</text:p>
          </table:table-cell>
        </table:table-row>
        <table:table-row table:style-name="ro1">
          <table:table-cell office:value-type="string">
            <text:p>Speak Language</text:p>
          </table:table-cell>
          <table:table-cell office:value-type="string">
            <text:p>Parlare Linguaggi</text:p>
          </table:table-cell>
          <table:table-cell/>
          <table:table-cell table:formula="of:=&quot;&lt;skill code = &quot;&quot;&quot;&amp;[.A30]&amp;&quot;&quot;&quot; translation = &quot;&quot;&quot;&amp;[.B30]&amp;&quot;&quot;&quot;/&gt;&quot;" office:value-type="string" office:string-value="&lt;skill code = &quot;Speak Language&quot; translation = &quot;Parlare Linguaggi&quot;/&gt;">
            <text:p>&lt;skill code = "Speak Language" translation = "Parlare Linguaggi"/&gt;</text:p>
          </table:table-cell>
        </table:table-row>
        <table:table-row table:style-name="ro1">
          <table:table-cell office:value-type="string">
            <text:p>Spellcraft</text:p>
          </table:table-cell>
          <table:table-cell office:value-type="string">
            <text:p>Sapienza Magica</text:p>
          </table:table-cell>
          <table:table-cell/>
          <table:table-cell table:formula="of:=&quot;&lt;skill code = &quot;&quot;&quot;&amp;[.A31]&amp;&quot;&quot;&quot; translation = &quot;&quot;&quot;&amp;[.B31]&amp;&quot;&quot;&quot;/&gt;&quot;" office:value-type="string" office:string-value="&lt;skill code = &quot;Spellcraft&quot; translation = &quot;Sapienza Magica&quot;/&gt;">
            <text:p>&lt;skill code = "Spellcraft" translation = "Sapienza Magica"/&gt;</text:p>
          </table:table-cell>
        </table:table-row>
        <table:table-row table:style-name="ro3">
          <table:table-cell office:value-type="string">
            <text:p>Spot</text:p>
          </table:table-cell>
          <table:table-cell office:value-type="string">
            <text:p>Osservare</text:p>
          </table:table-cell>
          <table:table-cell/>
          <table:table-cell table:formula="of:=&quot;&lt;skill code = &quot;&quot;&quot;&amp;[.A32]&amp;&quot;&quot;&quot; translation = &quot;&quot;&quot;&amp;[.B32]&amp;&quot;&quot;&quot;/&gt;&quot;" office:value-type="string" office:string-value="&lt;skill code = &quot;Spot&quot; translation = &quot;Osservare&quot;/&gt;">
            <text:p>&lt;skill code = "Spot" translation = "Osservare"/&gt;</text:p>
          </table:table-cell>
        </table:table-row>
        <table:table-row table:style-name="ro1">
          <table:table-cell office:value-type="string">
            <text:p>Survival</text:p>
          </table:table-cell>
          <table:table-cell office:value-type="string">
            <text:p>Sopravvivenza</text:p>
          </table:table-cell>
          <table:table-cell/>
          <table:table-cell table:formula="of:=&quot;&lt;skill code = &quot;&quot;&quot;&amp;[.A33]&amp;&quot;&quot;&quot; translation = &quot;&quot;&quot;&amp;[.B33]&amp;&quot;&quot;&quot;/&gt;&quot;" office:value-type="string" office:string-value="&lt;skill code = &quot;Survival&quot; translation = &quot;Sopravvivenza&quot;/&gt;">
            <text:p>&lt;skill code = "Survival" translation = "Sopravvivenza"/&gt;</text:p>
          </table:table-cell>
        </table:table-row>
        <table:table-row table:style-name="ro1">
          <table:table-cell office:value-type="string">
            <text:p>Swim</text:p>
          </table:table-cell>
          <table:table-cell office:value-type="string">
            <text:p>Nuotare</text:p>
          </table:table-cell>
          <table:table-cell/>
          <table:table-cell table:formula="of:=&quot;&lt;skill code = &quot;&quot;&quot;&amp;[.A34]&amp;&quot;&quot;&quot; translation = &quot;&quot;&quot;&amp;[.B34]&amp;&quot;&quot;&quot;/&gt;&quot;" office:value-type="string" office:string-value="&lt;skill code = &quot;Swim&quot; translation = &quot;Nuotare&quot;/&gt;">
            <text:p>&lt;skill code = "Swim" translation = "Nuotare"/&gt;</text:p>
          </table:table-cell>
        </table:table-row>
        <table:table-row table:style-name="ro1">
          <table:table-cell office:value-type="string">
            <text:p>Tumble</text:p>
          </table:table-cell>
          <table:table-cell office:value-type="string">
            <text:p>Acrobazia</text:p>
          </table:table-cell>
          <table:table-cell/>
          <table:table-cell table:formula="of:=&quot;&lt;skill code = &quot;&quot;&quot;&amp;[.A35]&amp;&quot;&quot;&quot; translation = &quot;&quot;&quot;&amp;[.B35]&amp;&quot;&quot;&quot;/&gt;&quot;" office:value-type="string" office:string-value="&lt;skill code = &quot;Tumble&quot; translation = &quot;Acrobazia&quot;/&gt;">
            <text:p>&lt;skill code = "Tumble" translation = "Acrobazia"/&gt;</text:p>
          </table:table-cell>
        </table:table-row>
        <table:table-row table:style-name="ro1">
          <table:table-cell office:value-type="string">
            <text:p>Use Magic Device</text:p>
          </table:table-cell>
          <table:table-cell office:value-type="string">
            <text:p>Utilizzare Oggetti Magici</text:p>
          </table:table-cell>
          <table:table-cell/>
          <table:table-cell table:formula="of:=&quot;&lt;skill code = &quot;&quot;&quot;&amp;[.A36]&amp;&quot;&quot;&quot; translation = &quot;&quot;&quot;&amp;[.B36]&amp;&quot;&quot;&quot;/&gt;&quot;" office:value-type="string" office:string-value="&lt;skill code = &quot;Use Magic Device&quot; translation = &quot;Utilizzare Oggetti Magici&quot;/&gt;">
            <text:p>&lt;skill code = "Use Magic Device" translation = "Utilizzare Oggetti Magici"/&gt;</text:p>
          </table:table-cell>
        </table:table-row>
        <table:table-row table:style-name="ro1">
          <table:table-cell office:value-type="string">
            <text:p>Use Rope</text:p>
          </table:table-cell>
          <table:table-cell office:value-type="string">
            <text:p>Utilizzare Corde</text:p>
          </table:table-cell>
          <table:table-cell/>
          <table:table-cell table:formula="of:=&quot;&lt;skill code = &quot;&quot;&quot;&amp;[.A37]&amp;&quot;&quot;&quot; translation = &quot;&quot;&quot;&amp;[.B37]&amp;&quot;&quot;&quot;/&gt;&quot;" office:value-type="string" office:string-value="&lt;skill code = &quot;Use Rope&quot; translation = &quot;Utilizzare Corde&quot;/&gt;">
            <text:p>&lt;skill code = "Use Rope" translation = "Utilizzare Corde"/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4" number:min-integer-digits="1" number:decimal-replacement="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0/00/0000</text:date>, <text:time style:data-style-name="N2" text:time-value="0000-00-00T08:59:49.8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Rapetti</meta:initial-creator>
    <meta:creation-date>2014-04-24T15:46:17.77</meta:creation-date>
    <dc:date>2014-05-07T09:23:21.09</dc:date>
    <dc:creator>Daniele Rapetti</dc:creator>
    <meta:editing-duration>PT2H48M44S</meta:editing-duration>
    <meta:editing-cycles>12</meta:editing-cycles>
    <meta:generator>LibreOffice/4.0.6.2$Windows_x86 LibreOffice_project/2e2573268451a50806fcd60ae2d9fe01dd0ce24</meta:generator>
    <meta:document-statistic meta:table-count="4" meta:cell-count="796" meta:object-count="0"/>
    <meta:user-defined meta:name="qrichtext">1</meta:user-defined>
  </office:meta>
</office:document-meta>
</file>